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7/styles.xml" manifest:media-type="text/xml"/>
  <manifest:file-entry manifest:full-path="Object 7/meta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meta.xml" manifest:media-type="text/xml"/>
  <manifest:file-entry manifest:full-path="content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etting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9/content.xml" manifest:media-type="text/xml"/>
  <manifest:file-entry manifest:full-path="Object 9/meta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Object 10/content.xml" manifest:media-type="text/xml"/>
  <manifest:file-entry manifest:full-path="Object 10/meta.xml" manifest:media-type="text/xml"/>
  <manifest:file-entry manifest:full-path="Object 10/styles.xml" manifest:media-type="text/xml"/>
  <manifest:file-entry manifest:full-path="Object 10/" manifest:media-type="application/vnd.oasis.opendocument.chart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6.56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ta1" style:family="table" style:master-page-name="PageStyle_5f_Lung">
      <style:table-properties table:display="true" style:writing-mode="lr-tb"/>
    </style:style>
    <style:style style:name="ta2" style:family="table" style:master-page-name="PageStyle_5f_Liver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rotation-align="none"/>
      <style:text-properties fo:color="#0070c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style:rotation-align="none"/>
      <style:text-properties fo:color="#0070c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r1" style:family="graphic">
      <style:graphic-properties draw:stroke="none" svg:stroke-width="0mm" draw:fill="none" draw:textarea-horizontal-align="center" draw:textarea-vertical-align="top" draw:auto-grow-height="false" fo:padding-top="1.25mm" fo:padding-bottom="1.25mm" fo:padding-left="2.5mm" fo:padding-right="2.5mm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Lung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Lung</text:p>
          </table:table-cell>
          <table:table-cell table:number-columns-repeated="1023"/>
        </table:table-row>
        <table:table-row table:style-name="ro1">
          <table:table-cell table:number-columns-repeated="8"/>
          <table:table-cell>
            <draw:frame table:end-cell-address="Lung.O17" table:end-x="0.25mm" table:end-y="1.87mm" draw:z-index="0" draw:name="Chart 1" draw:style-name="gr1" draw:text-style-name="P1" svg:width="98.31mm" svg:height="76.21mm" svg:x="1.32mm" svg:y="5.03mm">
              <draw:object draw:notify-on-update-of-ranges="Lung.B4:Lung.F4 Lung.A5:Lung.A5 Lung.B5:Lung.F5 Lung.A6:Lung.A6 Lung.B6:Lung.F6 Lung.A7:Lung.A7 Lung.B7:Lung.F7 Lung.A8:Lung.A8 Lung.B8:Lung.F8 Lung.A9:Lung.A9 Lung.B9:Lung.F9 Lung.B11:Lung.F11 Lung.B11:Lung.F11 Lung.A10:Lung.A10 Lung.B10:Lung.F10 Lung.B12:Lung.F12 Lung.B12:Lung.F12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6"/>
          <table:table-cell>
            <draw:frame table:end-cell-address="Lung.T17" table:end-x="15.35mm" table:end-y="1.6mm" draw:z-index="2" draw:name="Chart 3" draw:style-name="gr1" draw:text-style-name="P1" svg:width="81.34mm" svg:height="76.21mm" svg:x="0.26mm" svg:y="4.76mm">
              <draw:object draw:notify-on-update-of-ranges="Lung.A5:Lung.A10 Lung.G5:Lung.G10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Ki</text:p>
          </table:table-cell>
          <table:table-cell table:style-name="ce3" office:value-type="string" calcext:value-type="string">
            <text:p>Mean</text:p>
          </table:table-cell>
          <table:table-cell table:style-name="ce3" table:number-columns-repeated="4"/>
          <table:table-cell table:style-name="ce3" office:value-type="string" calcext:value-type="string">
            <text:p>CoV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 calcext:value-type="string">
            <text:p>Lung</text:p>
          </table:table-cell>
          <table:table-cell table:style-name="ce4" office:value-type="string" calcext:value-type="string">
            <text:p>Liver</text:p>
          </table:table-cell>
          <table:table-cell table:style-name="ce4" office:value-type="string" calcext:value-type="string">
            <text:p>Les-1</text:p>
          </table:table-cell>
          <table:table-cell table:style-name="ce4" office:value-type="string" calcext:value-type="string">
            <text:p>Les-2</text:p>
          </table:table-cell>
          <table:table-cell table:style-name="ce4" office:value-type="string" calcext:value-type="string">
            <text:p>Les-3</text:p>
          </table:table-cell>
          <table:table-cell table:style-name="ce4" office:value-type="string" calcext:value-type="string">
            <text:p>Liver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Noise-free</text:p>
          </table:table-cell>
          <table:table-cell office:value-type="float" office:value="0.012165651007724" calcext:value-type="float">
            <text:p>0.012165651007724</text:p>
          </table:table-cell>
          <table:table-cell office:value-type="float" office:value="0.0267059567837104" calcext:value-type="float">
            <text:p>0.02670595678371</text:p>
          </table:table-cell>
          <table:table-cell office:value-type="float" office:value="0.0684886542741019" calcext:value-type="float">
            <text:p>0.068488654274102</text:p>
          </table:table-cell>
          <table:table-cell office:value-type="float" office:value="0.0470605087717482" calcext:value-type="float">
            <text:p>0.047060508771748</text:p>
          </table:table-cell>
          <table:table-cell office:value-type="float" office:value="0.0777921796020431" calcext:value-type="float">
            <text:p>0.077792179602043</text:p>
          </table:table-cell>
          <table:table-cell office:value-type="float" office:value="0.102415230757812" calcext:value-type="float">
            <text:p>0.102415230757812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Gauss-9</text:p>
          </table:table-cell>
          <table:table-cell office:value-type="float" office:value="0.0120121550523762" calcext:value-type="float">
            <text:p>0.012012155052376</text:p>
          </table:table-cell>
          <table:table-cell office:value-type="float" office:value="0.0269626640710066" calcext:value-type="float">
            <text:p>0.026962664071007</text:p>
          </table:table-cell>
          <table:table-cell office:value-type="float" office:value="0.0421680839585767" calcext:value-type="float">
            <text:p>0.042168083958577</text:p>
          </table:table-cell>
          <table:table-cell office:value-type="float" office:value="0.0295309221197147" calcext:value-type="float">
            <text:p>0.029530922119715</text:p>
          </table:table-cell>
          <table:table-cell office:value-type="float" office:value="0.0495396592106876" calcext:value-type="float">
            <text:p>0.049539659210688</text:p>
          </table:table-cell>
          <table:table-cell office:value-type="float" office:value="0.126542899379727" calcext:value-type="float">
            <text:p>0.126542899379727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TV</text:p>
          </table:table-cell>
          <table:table-cell office:value-type="float" office:value="0.0125605958952719" calcext:value-type="float">
            <text:p>0.012560595895272</text:p>
          </table:table-cell>
          <table:table-cell office:value-type="float" office:value="0.0374910622810504" calcext:value-type="float">
            <text:p>0.03749106228105</text:p>
          </table:table-cell>
          <table:table-cell office:value-type="float" office:value="0.0228838759954629" calcext:value-type="float">
            <text:p>0.022883875995463</text:p>
          </table:table-cell>
          <table:table-cell office:value-type="float" office:value="0.0178693403161176" calcext:value-type="float">
            <text:p>0.017869340316118</text:p>
          </table:table-cell>
          <table:table-cell office:value-type="float" office:value="0.0314789931943899" calcext:value-type="float">
            <text:p>0.03147899319439</text:p>
          </table:table-cell>
          <table:table-cell office:value-type="float" office:value="0.411952761320918" calcext:value-type="float">
            <text:p>0.411952761320918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DIP-0</text:p>
          </table:table-cell>
          <table:table-cell office:value-type="float" office:value="0.0123689963991884" calcext:value-type="float">
            <text:p>0.012368996399188</text:p>
          </table:table-cell>
          <table:table-cell office:value-type="float" office:value="0.0278964978731902" calcext:value-type="float">
            <text:p>0.02789649787319</text:p>
          </table:table-cell>
          <table:table-cell office:value-type="float" office:value="0.0198840918090825" calcext:value-type="float">
            <text:p>0.019884091809083</text:p>
          </table:table-cell>
          <table:table-cell office:value-type="float" office:value="0.016928331182172" calcext:value-type="float">
            <text:p>0.016928331182172</text:p>
          </table:table-cell>
          <table:table-cell office:value-type="float" office:value="0.0240947885643827" calcext:value-type="float">
            <text:p>0.024094788564383</text:p>
          </table:table-cell>
          <table:table-cell office:value-type="float" office:value="0.166638079493932" calcext:value-type="float">
            <text:p>0.166638079493932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DIP-1</text:p>
          </table:table-cell>
          <table:table-cell office:value-type="float" office:value="0.0112589127712882" calcext:value-type="float">
            <text:p>0.011258912771288</text:p>
          </table:table-cell>
          <table:table-cell office:value-type="float" office:value="0.0251023082718501" calcext:value-type="float">
            <text:p>0.02510230827185</text:p>
          </table:table-cell>
          <table:table-cell office:value-type="float" office:value="0.0403479603021882" calcext:value-type="float">
            <text:p>0.040347960302188</text:p>
          </table:table-cell>
          <table:table-cell office:value-type="float" office:value="0.0304671849125372" calcext:value-type="float">
            <text:p>0.030467184912537</text:p>
          </table:table-cell>
          <table:table-cell office:value-type="float" office:value="0.042842810669831" calcext:value-type="float">
            <text:p>0.042842810669831</text:p>
          </table:table-cell>
          <table:table-cell office:value-type="float" office:value="0.155705816514899" calcext:value-type="float">
            <text:p>0.155705816514899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DIP-2</text:p>
          </table:table-cell>
          <table:table-cell office:value-type="float" office:value="0.015858601913727" calcext:value-type="float">
            <text:p>0.015858601913727</text:p>
          </table:table-cell>
          <table:table-cell office:value-type="float" office:value="0.0318068837450381" calcext:value-type="float">
            <text:p>0.031806883745038</text:p>
          </table:table-cell>
          <table:table-cell office:value-type="float" office:value="0.0493895072091935" calcext:value-type="float">
            <text:p>0.049389507209194</text:p>
          </table:table-cell>
          <table:table-cell office:value-type="float" office:value="0.0378968519545966" calcext:value-type="float">
            <text:p>0.037896851954597</text:p>
          </table:table-cell>
          <table:table-cell office:value-type="float" office:value="0.0513492842405662" calcext:value-type="float">
            <text:p>0.051349284240566</text:p>
          </table:table-cell>
          <table:table-cell office:value-type="float" office:value="0.148317168860025" calcext:value-type="float">
            <text:p>0.14831716886002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Unc-1</text:p>
          </table:table-cell>
          <table:table-cell office:value-type="float" office:value="0.00225034554544582" calcext:value-type="float">
            <text:p>0.002250345545446</text:p>
          </table:table-cell>
          <table:table-cell office:value-type="float" office:value="0.00367571063177602" calcext:value-type="float">
            <text:p>0.003675710631776</text:p>
          </table:table-cell>
          <table:table-cell office:value-type="float" office:value="0.00511495775665992" calcext:value-type="float">
            <text:p>0.00511495775666</text:p>
          </table:table-cell>
          <table:table-cell office:value-type="float" office:value="0.00413484713003665" calcext:value-type="float">
            <text:p>0.004134847130037</text:p>
          </table:table-cell>
          <table:table-cell office:value-type="float" office:value="0.00530603229982304" calcext:value-type="float">
            <text:p>0.005306032299823</text:p>
          </table:table-cell>
          <table:table-cell office:value-type="float" office:value="0.26045582698078" calcext:value-type="float">
            <text:p>0.26045582698078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Unc-2</text:p>
          </table:table-cell>
          <table:table-cell office:value-type="float" office:value="0.000724025256504108" calcext:value-type="float">
            <text:p>0.000724025256504</text:p>
          </table:table-cell>
          <table:table-cell office:value-type="float" office:value="0.00156428123977148" calcext:value-type="float">
            <text:p>0.001564281239771</text:p>
          </table:table-cell>
          <table:table-cell office:value-type="float" office:value="0.00251796438309283" calcext:value-type="float">
            <text:p>0.002517964383093</text:p>
          </table:table-cell>
          <table:table-cell office:value-type="float" office:value="0.00172325940488441" calcext:value-type="float">
            <text:p>0.001723259404884</text:p>
          </table:table-cell>
          <table:table-cell office:value-type="float" office:value="0.00260185591249489" calcext:value-type="float">
            <text:p>0.002601855912495</text:p>
          </table:table-cell>
          <table:table-cell office:value-type="float" office:value="0.291919442119836" calcext:value-type="float">
            <text:p>0.291919442119836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Vd</text:p>
          </table:table-cell>
          <table:table-cell table:style-name="ce3" office:value-type="string" calcext:value-type="string">
            <text:p>Mean</text:p>
          </table:table-cell>
          <table:table-cell table:style-name="ce3" table:number-columns-repeated="4"/>
          <table:table-cell table:style-name="ce3" office:value-type="string" calcext:value-type="string">
            <text:p>CoV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 calcext:value-type="string">
            <text:p>Lung</text:p>
          </table:table-cell>
          <table:table-cell table:style-name="ce4" office:value-type="string" calcext:value-type="string">
            <text:p>Liver</text:p>
          </table:table-cell>
          <table:table-cell table:style-name="ce4" office:value-type="string" calcext:value-type="string">
            <text:p>Les-1</text:p>
          </table:table-cell>
          <table:table-cell table:style-name="ce4" office:value-type="string" calcext:value-type="string">
            <text:p>Les-2</text:p>
          </table:table-cell>
          <table:table-cell table:style-name="ce4" office:value-type="string" calcext:value-type="string">
            <text:p>Les-3</text:p>
          </table:table-cell>
          <table:table-cell table:style-name="ce4" office:value-type="string" calcext:value-type="string">
            <text:p>Liver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Noise-free</text:p>
          </table:table-cell>
          <table:table-cell office:value-type="float" office:value="0.524971447789918" calcext:value-type="float">
            <text:p>0.524971447789918</text:p>
          </table:table-cell>
          <table:table-cell office:value-type="float" office:value="0.739452881596151" calcext:value-type="float">
            <text:p>0.739452881596151</text:p>
          </table:table-cell>
          <table:table-cell office:value-type="float" office:value="0.624698494216491" calcext:value-type="float">
            <text:p>0.624698494216491</text:p>
          </table:table-cell>
          <table:table-cell office:value-type="float" office:value="0.621619368801564" calcext:value-type="float">
            <text:p>0.621619368801564</text:p>
          </table:table-cell>
          <table:table-cell office:value-type="float" office:value="0.571051749133603" calcext:value-type="float">
            <text:p>0.571051749133603</text:p>
          </table:table-cell>
          <table:table-cell office:value-type="float" office:value="0.0117401322506988" calcext:value-type="float">
            <text:p>0.011740132250699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Gauss-9</text:p>
          </table:table-cell>
          <table:table-cell office:value-type="float" office:value="0.537924434582067" calcext:value-type="float">
            <text:p>0.537924434582067</text:p>
          </table:table-cell>
          <table:table-cell office:value-type="float" office:value="0.720859683010747" calcext:value-type="float">
            <text:p>0.720859683010747</text:p>
          </table:table-cell>
          <table:table-cell office:value-type="float" office:value="0.600301712532627" calcext:value-type="float">
            <text:p>0.600301712532627</text:p>
          </table:table-cell>
          <table:table-cell office:value-type="float" office:value="0.507953742134804" calcext:value-type="float">
            <text:p>0.507953742134804</text:p>
          </table:table-cell>
          <table:table-cell office:value-type="float" office:value="0.424038243372833" calcext:value-type="float">
            <text:p>0.424038243372833</text:p>
          </table:table-cell>
          <table:table-cell office:value-type="float" office:value="0.0774555550167429" calcext:value-type="float">
            <text:p>0.077455555016743</text:p>
          </table:table-cell>
          <table:table-cell/>
          <table:table-cell>
            <draw:frame table:end-cell-address="Lung.O32" table:end-x="0.09mm" table:end-y="2.11mm" draw:z-index="1" draw:name="Chart 2" draw:style-name="gr1" draw:text-style-name="P1" svg:width="99.47mm" svg:height="73.63mm" svg:x="0mm" svg:y="0.03mm">
              <draw:object draw:notify-on-update-of-ranges="Lung.B16:Lung.F16 Lung.A17:Lung.A17 Lung.B17:Lung.F17 Lung.A18:Lung.A18 Lung.B18:Lung.F18 Lung.A19:Lung.A19 Lung.B19:Lung.F19 Lung.A20:Lung.A20 Lung.B20:Lung.F20 Lung.A21:Lung.A21 Lung.B21:Lung.F21 Lung.B23:Lung.F23 Lung.B23:Lung.F23 Lung.A22:Lung.A22 Lung.B22:Lung.F22 Lung.B24:Lung.F24 Lung.B24:Lung.F24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6"/>
          <table:table-cell>
            <draw:frame table:end-cell-address="Lung.T32" table:end-x="15.09mm" table:end-y="2.11mm" draw:z-index="3" draw:name="Chart 4" draw:style-name="gr1" draw:text-style-name="P1" svg:width="81.34mm" svg:height="73.63mm" svg:x="0mm" svg:y="0.03mm">
              <draw:object draw:notify-on-update-of-ranges="Lung.A17:Lung.A22 Lung.G17:Lung.G22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TV</text:p>
          </table:table-cell>
          <table:table-cell office:value-type="float" office:value="0.577744358485694" calcext:value-type="float">
            <text:p>0.577744358485694</text:p>
          </table:table-cell>
          <table:table-cell office:value-type="float" office:value="1.07420868614647" calcext:value-type="float">
            <text:p>1.07420868614647</text:p>
          </table:table-cell>
          <table:table-cell office:value-type="float" office:value="0.818359052076075" calcext:value-type="float">
            <text:p>0.818359052076075</text:p>
          </table:table-cell>
          <table:table-cell office:value-type="float" office:value="0.607820407515352" calcext:value-type="float">
            <text:p>0.607820407515352</text:p>
          </table:table-cell>
          <table:table-cell office:value-type="float" office:value="1.04661061227257" calcext:value-type="float">
            <text:p>1.04661061227257</text:p>
          </table:table-cell>
          <table:table-cell office:value-type="float" office:value="0.0599671195931304" calcext:value-type="float">
            <text:p>0.05996711959313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DIP-0</text:p>
          </table:table-cell>
          <table:table-cell office:value-type="float" office:value="0.577964378604194" calcext:value-type="float">
            <text:p>0.577964378604194</text:p>
          </table:table-cell>
          <table:table-cell office:value-type="float" office:value="0.821220170319693" calcext:value-type="float">
            <text:p>0.821220170319693</text:p>
          </table:table-cell>
          <table:table-cell office:value-type="float" office:value="0.611707483331535" calcext:value-type="float">
            <text:p>0.611707483331535</text:p>
          </table:table-cell>
          <table:table-cell office:value-type="float" office:value="0.581669313205754" calcext:value-type="float">
            <text:p>0.581669313205754</text:p>
          </table:table-cell>
          <table:table-cell office:value-type="float" office:value="0.51068094569706" calcext:value-type="float">
            <text:p>0.51068094569706</text:p>
          </table:table-cell>
          <table:table-cell office:value-type="float" office:value="0.159820641783491" calcext:value-type="float">
            <text:p>0.159820641783491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DIP-1</text:p>
          </table:table-cell>
          <table:table-cell office:value-type="float" office:value="0.558332141816055" calcext:value-type="float">
            <text:p>0.558332141816055</text:p>
          </table:table-cell>
          <table:table-cell office:value-type="float" office:value="0.676358413444248" calcext:value-type="float">
            <text:p>0.676358413444248</text:p>
          </table:table-cell>
          <table:table-cell office:value-type="float" office:value="0.523662063557817" calcext:value-type="float">
            <text:p>0.523662063557817</text:p>
          </table:table-cell>
          <table:table-cell office:value-type="float" office:value="0.47969221238908" calcext:value-type="float">
            <text:p>0.47969221238908</text:p>
          </table:table-cell>
          <table:table-cell office:value-type="float" office:value="0.42932978146249" calcext:value-type="float">
            <text:p>0.42932978146249</text:p>
          </table:table-cell>
          <table:table-cell office:value-type="float" office:value="0.148527398546367" calcext:value-type="float">
            <text:p>0.148527398546367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DIP-2</text:p>
          </table:table-cell>
          <table:table-cell office:value-type="float" office:value="0.412274344199799" calcext:value-type="float">
            <text:p>0.412274344199799</text:p>
          </table:table-cell>
          <table:table-cell office:value-type="float" office:value="0.534104806836921" calcext:value-type="float">
            <text:p>0.534104806836921</text:p>
          </table:table-cell>
          <table:table-cell office:value-type="float" office:value="0.482033676943258" calcext:value-type="float">
            <text:p>0.482033676943258</text:p>
          </table:table-cell>
          <table:table-cell office:value-type="float" office:value="0.359810168988769" calcext:value-type="float">
            <text:p>0.359810168988769</text:p>
          </table:table-cell>
          <table:table-cell office:value-type="float" office:value="0.425413056805828" calcext:value-type="float">
            <text:p>0.425413056805828</text:p>
          </table:table-cell>
          <table:table-cell office:value-type="float" office:value="0.233929386414354" calcext:value-type="float">
            <text:p>0.233929386414354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Unc-1</text:p>
          </table:table-cell>
          <table:table-cell office:value-type="float" office:value="0.122883007188719" calcext:value-type="float">
            <text:p>0.122883007188719</text:p>
          </table:table-cell>
          <table:table-cell office:value-type="float" office:value="0.197698930874702" calcext:value-type="float">
            <text:p>0.197698930874702</text:p>
          </table:table-cell>
          <table:table-cell office:value-type="float" office:value="0.265081863472163" calcext:value-type="float">
            <text:p>0.265081863472163</text:p>
          </table:table-cell>
          <table:table-cell office:value-type="float" office:value="0.221372986129874" calcext:value-type="float">
            <text:p>0.221372986129874</text:p>
          </table:table-cell>
          <table:table-cell office:value-type="float" office:value="0.276069186381064" calcext:value-type="float">
            <text:p>0.276069186381064</text:p>
          </table:table-cell>
          <table:table-cell office:value-type="float" office:value="0.240736542957394" calcext:value-type="float">
            <text:p>0.240736542957394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Unc-2</text:p>
          </table:table-cell>
          <table:table-cell office:value-type="float" office:value="0.0385987583802806" calcext:value-type="float">
            <text:p>0.038598758380281</text:p>
          </table:table-cell>
          <table:table-cell office:value-type="float" office:value="0.0803007429310718" calcext:value-type="float">
            <text:p>0.080300742931072</text:p>
          </table:table-cell>
          <table:table-cell office:value-type="float" office:value="0.124523774485104" calcext:value-type="float">
            <text:p>0.124523774485104</text:p>
          </table:table-cell>
          <table:table-cell office:value-type="float" office:value="0.0874064989268228" calcext:value-type="float">
            <text:p>0.087406498926823</text:p>
          </table:table-cell>
          <table:table-cell office:value-type="float" office:value="0.130368126752309" calcext:value-type="float">
            <text:p>0.130368126752309</text:p>
          </table:table-cell>
          <table:table-cell office:value-type="float" office:value="0.248945858284282" calcext:value-type="float">
            <text:p>0.248945858284282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2">
          <table:table-cell table:style-name="ce1"/>
          <table:table-cell table:style-name="ce3" table:number-columns-repeated="6"/>
          <table:table-cell table:number-columns-repeated="1017"/>
        </table:table-row>
        <table:table-row table:style-name="ro2">
          <table:table-cell/>
          <table:table-cell table:style-name="ce4" table:number-columns-repeated="6"/>
          <table:table-cell table:number-columns-repeated="1017"/>
        </table:table-row>
        <table:table-row table:style-name="ro2" table:number-rows-repeated="7">
          <table:table-cell table:style-name="ce2"/>
          <table:table-cell table:number-columns-repeated="1023"/>
        </table:table-row>
        <table:table-row table:style-name="ro2">
          <table:table-cell table:number-columns-repeated="7"/>
          <table:table-cell>
            <draw:frame table:end-cell-address="Lung.N50" table:end-x="14.99mm" table:end-y="1.98mm" draw:z-index="4" draw:name="Chart 1" draw:style-name="gr1" draw:text-style-name="P1" svg:width="98.31mm" svg:height="76.21mm" svg:x="16.05mm" svg:y="4.72mm">
              <draw:object draw:notify-on-update-of-ranges="Lung.B4:Lung.F4 Lung.A5:Lung.A5 Lung.B5:Lung.F5 Lung.A7:Lung.A7 Lung.B7:Lung.F7 Lung.A8:Lung.A8 Lung.B8:Lung.F8 Lung.A9:Lung.A9 Lung.B9:Lung.F9 Lung.B11:Lung.F11 Lung.B11:Lung.F11 Lung.A10:Lung.A10 Lung.B10:Lung.F10 Lung.B12:Lung.F12 Lung.B12:Lung.F12" xlink:href="./Object 9" xlink:type="simple" xlink:show="embed" xlink:actuate="onLoad">
                <loext:p/>
              </draw:object>
              <draw:image xlink:href="./ObjectReplacements/Object 9" xlink:type="simple" xlink:show="embed" xlink:actuate="onLoad"/>
            </draw:frame>
          </table:table-cell>
          <table:table-cell table:number-columns-repeated="1016"/>
        </table:table-row>
        <table:table-row table:style-name="ro1">
          <table:table-cell table:number-columns-repeated="15"/>
          <table:table-cell>
            <draw:frame table:end-cell-address="Lung.T50" table:end-x="15.1mm" table:end-y="2.16mm" draw:z-index="5" draw:name="Chart 3" draw:style-name="gr1" draw:text-style-name="P1" svg:width="81.34mm" svg:height="76.21mm" svg:x="0.01mm" svg:y="0.03mm">
              <draw:object draw:notify-on-update-of-ranges="Lung.A5:Lung.A10 Lung.G5:Lung.G10" xlink:href="./Object 10" xlink:type="simple" xlink:show="embed" xlink:actuate="onLoad">
                <loext:p/>
              </draw:object>
              <draw:image xlink:href="./ObjectReplacements/Object 10" xlink:type="simple" xlink:show="embed" xlink:actuate="onLoad"/>
            </draw:frame>
          </table:table-cell>
          <table:table-cell table:number-columns-repeated="1008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iver" table:style-name="ta2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Liver</text:p>
          </table:table-cell>
          <table:table-cell table:number-columns-repeated="1023"/>
        </table:table-row>
        <table:table-row table:style-name="ro1">
          <table:table-cell table:number-columns-repeated="8"/>
          <table:table-cell>
            <draw:frame table:end-cell-address="Liver.O17" table:end-x="0.25mm" table:end-y="1.85mm" draw:z-index="0" draw:name="Chart 1" draw:style-name="gr1" draw:text-style-name="P1" svg:width="98.31mm" svg:height="76.21mm" svg:x="1.32mm" svg:y="5.03mm">
              <draw:object draw:notify-on-update-of-ranges="Liver.B4:Liver.F4 Liver.A5:Liver.A5 Liver.B5:Liver.F5 Liver.A6:Liver.A6 Liver.B6:Liver.F6 Liver.A7:Liver.A7 Liver.B7:Liver.F7 Liver.A8:Liver.A8 Liver.B8:Liver.F8 Liver.A9:Liver.A9 Liver.B9:Liver.F9" xlink:href="./Object 5" xlink:type="simple" xlink:show="embed" xlink:actuate="onLoad">
                <loext:p/>
              </draw:object>
              <draw:image xlink:href="./ObjectReplacements/Object 5" xlink:type="simple" xlink:show="embed" xlink:actuate="onLoad"/>
            </draw:frame>
          </table:table-cell>
          <table:table-cell table:number-columns-repeated="6"/>
          <table:table-cell>
            <draw:frame table:end-cell-address="Liver.T17" table:end-x="15.33mm" table:end-y="1.58mm" draw:z-index="2" draw:name="Chart 3" draw:style-name="gr1" draw:text-style-name="P1" svg:width="81.34mm" svg:height="76.21mm" svg:x="0.26mm" svg:y="4.76mm">
              <draw:object draw:notify-on-update-of-ranges="Liver.A5:Liver.A9 Liver.G5:Liver.G9" xlink:href="./Object 7" xlink:type="simple" xlink:show="embed" xlink:actuate="onLoad">
                <loext:p/>
              </draw:object>
              <draw:image xlink:href="./ObjectReplacements/Object 7" xlink:type="simple" xlink:show="embed" xlink:actuate="onLoad"/>
            </draw:frame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Ki</text:p>
          </table:table-cell>
          <table:table-cell table:style-name="ce3" office:value-type="string" calcext:value-type="string">
            <text:p>Mean</text:p>
          </table:table-cell>
          <table:table-cell table:style-name="ce3" table:number-columns-repeated="4"/>
          <table:table-cell table:style-name="ce3" office:value-type="string" calcext:value-type="string">
            <text:p>CoV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 calcext:value-type="string">
            <text:p>Lung</text:p>
          </table:table-cell>
          <table:table-cell table:style-name="ce4" office:value-type="string" calcext:value-type="string">
            <text:p>Liver</text:p>
          </table:table-cell>
          <table:table-cell table:style-name="ce4" office:value-type="string" calcext:value-type="string">
            <text:p>Les-1</text:p>
          </table:table-cell>
          <table:table-cell table:style-name="ce4" office:value-type="string" calcext:value-type="string">
            <text:p>Les-2</text:p>
          </table:table-cell>
          <table:table-cell table:style-name="ce4" office:value-type="string" calcext:value-type="string">
            <text:p>Les-3</text:p>
          </table:table-cell>
          <table:table-cell table:style-name="ce4" office:value-type="string" calcext:value-type="string">
            <text:p>Liver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Gauss-9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TV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DIP-0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DIP-1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DIP-2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" office:value-type="string" calcext:value-type="string">
            <text:p>Vd</text:p>
          </table:table-cell>
          <table:table-cell table:style-name="ce3" office:value-type="string" calcext:value-type="string">
            <text:p>Mean</text:p>
          </table:table-cell>
          <table:table-cell table:style-name="ce3" table:number-columns-repeated="4"/>
          <table:table-cell table:style-name="ce3" office:value-type="string" calcext:value-type="string">
            <text:p>CoV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 calcext:value-type="string">
            <text:p>Lung</text:p>
          </table:table-cell>
          <table:table-cell table:style-name="ce4" office:value-type="string" calcext:value-type="string">
            <text:p>Liver</text:p>
          </table:table-cell>
          <table:table-cell table:style-name="ce4" office:value-type="string" calcext:value-type="string">
            <text:p>Les-1</text:p>
          </table:table-cell>
          <table:table-cell table:style-name="ce4" office:value-type="string" calcext:value-type="string">
            <text:p>Les-2</text:p>
          </table:table-cell>
          <table:table-cell table:style-name="ce4" office:value-type="string" calcext:value-type="string">
            <text:p>Les-3</text:p>
          </table:table-cell>
          <table:table-cell table:style-name="ce4" office:value-type="string" calcext:value-type="string">
            <text:p>Liver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Gauss-9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TV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DIP-0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DIP-1</text:p>
          </table:table-cell>
          <table:table-cell table:number-columns-repeated="7"/>
          <table:table-cell>
            <draw:frame table:end-cell-address="Liver.O32" table:end-x="0.09mm" table:end-y="2.11mm" draw:z-index="1" draw:name="Chart 2" draw:style-name="gr1" draw:text-style-name="P1" svg:width="99.47mm" svg:height="76.18mm" svg:x="0mm" svg:y="0.02mm">
              <draw:object draw:notify-on-update-of-ranges="Liver.B14:Liver.F14 Liver.A15:Liver.A15 Liver.B15:Liver.F15 Liver.A16:Liver.A16 Liver.B16:Liver.F16 Liver.A17:Liver.A17 Liver.B17:Liver.F17 Liver.A18:Liver.A18 Liver.B18:Liver.F18 Liver.A19:Liver.A19 Liver.B19:Liver.F19" xlink:href="./Object 6" xlink:type="simple" xlink:show="embed" xlink:actuate="onLoad">
                <loext:p/>
              </draw:object>
              <draw:image xlink:href="./ObjectReplacements/Object 6" xlink:type="simple" xlink:show="embed" xlink:actuate="onLoad"/>
            </draw:frame>
          </table:table-cell>
          <table:table-cell table:number-columns-repeated="6"/>
          <table:table-cell>
            <draw:frame table:end-cell-address="Liver.T32" table:end-x="15.07mm" table:end-y="2.11mm" draw:z-index="3" draw:name="Chart 4" draw:style-name="gr1" draw:text-style-name="P1" svg:width="81.34mm" svg:height="76.18mm" svg:x="0mm" svg:y="0.02mm">
              <draw:object draw:notify-on-update-of-ranges="Liver.A15:Liver.A19 Liver.G15:Liver.G19" xlink:href="./Object 8" xlink:type="simple" xlink:show="embed" xlink:actuate="onLoad">
                <loext:p/>
              </draw:object>
              <draw:image xlink:href="./ObjectReplacements/Object 8" xlink:type="simple" xlink:show="embed" xlink:actuate="onLoad"/>
            </draw:frame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DIP-2</text:p>
          </table:table-cell>
          <table:table-cell table:number-columns-repeated="1023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GB">
      <number:number number:decimal-places="0" loext:min-decimal-places="0" number:min-integer-digits="1" number:grouping="true"/>
    </number:number-style>
    <number:number-style style:name="N1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loext:min-decimal-places="2" number:min-integer-digits="1" number:grouping="true"/>
    </number:number-style>
    <number:number-style style:name="N1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4P0" style:volatile="true" number:language="en" number:country="GB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2" style:volatile="true" number:language="en" number:country="GB">
      <loext:text> </loext:text>
      <loext:fill-character> </loext:fill-character>
      <number:text>- </number:text>
    </number:number-style>
    <number:text-style style:name="N10124" number:language="en" number:country="GB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8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2" style:volatile="true" number:language="en" number:country="GB">
      <loext:text> £</loext:text>
      <loext:fill-character> </loext:fill-character>
      <number:text>- </number:text>
    </number:number-style>
    <number:text-style style:name="N10128" number:language="en" number:country="GB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en" number:country="GB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1" style:volatile="true" number:language="en" number:country="GB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2" style:volatile="true" number:language="en" number:country="GB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2" number:language="en" number:country="GB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en" number:country="GB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1" style:volatile="true" number:language="en" number:country="GB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2" style:volatile="true" number:language="en" number:country="GB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6" number:language="en" number:country="GB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" style:font-family-asian="'Noto Sans CJK SC'" style:font-family-generic-asian="system" style:font-pitch-asian="variable" style:font-size-asian="11pt" style:font-name-complex="Lohit Devanagari" style:font-family-complex="'Lohit Devanagari'" style:font-family-generic-complex="system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6">00/00/0000</text:date>, <text:time style:data-style-name="N2" text:time-value="00:22:51.25319995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Lung" style:display-name="PageStyle_Lung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iver" style:display-name="PageStyle_Liver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jell Erlandsson</meta:initial-creator>
    <meta:creation-date>2022-05-03T15:44:32</meta:creation-date>
    <dc:date>2022-05-06T00:25:41.147486669</dc:date>
    <meta:generator>LibreOffice/6.0.7.3$Linux_X86_64 LibreOffice_project/00m0$Build-3</meta:generator>
    <meta:editing-duration>PT6M45S</meta:editing-duration>
    <meta:editing-cycles>2</meta:editing-cycles>
    <meta:document-statistic meta:table-count="2" meta:cell-count="160" meta:object-count="1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interval-minor-divisor="5" chart:gap-width="219" chart:overlap="-27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7" style:family="chart">
      <style:chart-properties chart:auto-position="true" style:rotation-angle="90"/>
      <style:text-properties fo:color="#595959" style:text-position="0% 100%" fo:font-family="Calibri" fo:font-size="10pt" style:font-size-asian="10pt" style:font-size-complex="10pt"/>
    </style:style>
    <style:style style:name="ch8" style:family="chart">
      <style:graphic-properties svg:stroke-width="0.026cm" svg:stroke-color="#d9d9d9"/>
    </style:style>
    <style:style style:name="ch9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4472c4"/>
      <style:text-properties fo:color="#000000" style:text-position="0% 100%" fo:font-family="Calibri" fo:font-size="10pt" style:font-size-asian="10pt" style:font-size-complex="10pt"/>
    </style:style>
    <style:style style:name="ch10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ed7d31"/>
      <style:text-properties fo:color="#000000" style:text-position="0% 100%" fo:font-family="Calibri" fo:font-size="10pt" style:font-size-asian="10pt" style:font-size-complex="10pt"/>
    </style:style>
    <style:style style:name="ch11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a5a5a5"/>
      <style:text-properties fo:color="#000000" style:text-position="0% 100%" fo:font-family="Calibri" fo:font-size="10pt" style:font-size-asian="10pt" style:font-size-complex="10pt"/>
    </style:style>
    <style:style style:name="ch12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ffc000"/>
      <style:text-properties fo:color="#000000" style:text-position="0% 100%" fo:font-family="Calibri" fo:font-size="10pt" style:font-size-asian="10pt" style:font-size-complex="10pt"/>
    </style:style>
    <style:style style:name="ch13" style:family="chart" style:data-style-name="N0">
      <style:chart-properties chart:link-data-style-to-source="true" chart:error-category="cell-range" chart:error-upper-range="Lung.B11:Lung.F11" chart:error-lower-range="Lung.B11:Lung.F11" chart:label-position="outside">
        <chart:label-separator>
          <text:p>; </text:p>
        </chart:label-separator>
      </style:chart-properties>
      <style:graphic-properties draw:stroke="none" draw:fill-color="#5b9bd5"/>
      <style:text-properties fo:color="#000000" style:text-position="0% 100%" fo:font-family="Calibri" fo:font-size="10pt" style:font-size-asian="10pt" style:font-size-complex="10pt"/>
    </style:style>
    <style:style style:name="ch14" style:family="chart">
      <style:chart-properties chart:error-upper-indicator="true" chart:error-lower-indicator="true" chart:error-category="cell-range" chart:error-upper-range="Lung.B11:Lung.F11" chart:error-lower-range="Lung.B11:Lung.F11" loext:std-weight="1"/>
      <style:graphic-properties draw:stroke="solid" svg:stroke-width="0.026cm" svg:stroke-color="#595959" svg:stroke-opacity="100%" draw:stroke-linejoin="round"/>
    </style:style>
    <style:style style:name="ch15" style:family="chart" style:data-style-name="N0">
      <style:chart-properties chart:link-data-style-to-source="true" chart:error-category="cell-range" chart:error-upper-range="Lung.B12:Lung.F12" chart:error-lower-range="Lung.B12:Lung.F12" chart:label-position="outside">
        <chart:label-separator>
          <text:p>; </text:p>
        </chart:label-separator>
      </style:chart-properties>
      <style:graphic-properties draw:stroke="none" draw:fill-color="#70ad47"/>
      <style:text-properties fo:color="#000000" style:text-position="0% 100%" fo:font-family="Calibri" fo:font-size="10pt" style:font-size-asian="10pt" style:font-size-complex="10pt"/>
    </style:style>
    <style:style style:name="ch16" style:family="chart">
      <style:chart-properties chart:error-upper-indicator="true" chart:error-lower-indicator="true" chart:error-category="cell-range" chart:error-upper-range="Lung.B12:Lung.F12" chart:error-lower-range="Lung.B12:Lung.F12" loext:std-weight="1"/>
      <style:graphic-properties draw:stroke="solid" svg:stroke-width="0.026cm" svg:stroke-color="#595959" svg:stroke-opacity="100%" draw:stroke-linejoin="round"/>
    </style:style>
    <style:style style:name="ch17" style:family="chart">
      <style:graphic-properties draw:fill="none" draw:fill-color="#d9d9d9"/>
    </style:style>
    <style:style style:name="ch18" style:family="chart">
      <style:graphic-properties draw:fill-color="#d9d9d9"/>
    </style:style>
  </office:automatic-styles>
  <office:body>
    <office:chart>
      <chart:chart svg:width="9.832cm" svg:height="7.62cm" xlink:href=".." xlink:type="simple" chart:class="chart:bar" chart:style-name="ch1">
        <chart:title svg:x="4.642cm" svg:y="0.287cm" chart:style-name="ch2">
          <text:p>Ki</text:p>
        </chart:title>
        <chart:legend chart:legend-position="bottom" svg:x="2.63cm" svg:y="6.647cm" style:legend-expansion="wide" chart:style-name="ch3"/>
        <chart:plot-area chart:style-name="ch4" table:cell-range-address="Lung.A4:Lung.F10" chart:data-source-has-labels="both" svg:x="1.212cm" svg:y="1.23cm" svg:width="8.424cm" svg:height="5.081cm">
          <chartooo:coordinate-region svg:x="1.877cm" svg:y="1.398cm" svg:width="7.759cm" svg:height="4.478cm"/>
          <chart:axis chart:dimension="x" chart:name="primary-x" chart:style-name="ch5" chartooo:axis-type="auto">
            <chartooo:date-scale/>
            <chart:categories table:cell-range-address="Lung.B4:Lung.F4"/>
          </chart:axis>
          <chart:axis chart:dimension="y" chart:name="primary-y" chart:style-name="ch6">
            <chart:title svg:x="0.451cm" svg:y="4.963cm" chart:style-name="ch7">
              <text:p>Ki (mL/min/mL)</text:p>
            </chart:title>
            <chart:grid chart:style-name="ch8" chart:class="major"/>
          </chart:axis>
          <chart:series chart:style-name="ch9" chart:values-cell-range-address="Lung.B5:Lung.F5" chart:label-cell-address="Lung.A5:Lung.A5" chart:class="chart:bar">
            <chart:data-point chart:repeated="5"/>
          </chart:series>
          <chart:series chart:style-name="ch10" chart:values-cell-range-address="Lung.B6:Lung.F6" chart:label-cell-address="Lung.A6:Lung.A6" chart:class="chart:bar">
            <chart:data-point chart:repeated="5"/>
          </chart:series>
          <chart:series chart:style-name="ch11" chart:values-cell-range-address="Lung.B7:Lung.F7" chart:label-cell-address="Lung.A7:Lung.A7" chart:class="chart:bar">
            <chart:data-point chart:repeated="5"/>
          </chart:series>
          <chart:series chart:style-name="ch12" chart:values-cell-range-address="Lung.B8:Lung.F8" chart:label-cell-address="Lung.A8:Lung.A8" chart:class="chart:bar">
            <chart:data-point chart:repeated="5"/>
          </chart:series>
          <chart:series chart:style-name="ch13" chart:values-cell-range-address="Lung.B9:Lung.F9" chart:label-cell-address="Lung.A9:Lung.A9" chart:class="chart:bar">
            <chart:error-indicator chart:style-name="ch14" chart:dimension="y"/>
            <chart:data-point chart:repeated="5"/>
          </chart:series>
          <chart:series chart:style-name="ch15" chart:values-cell-range-address="Lung.B10:Lung.F10" chart:label-cell-address="Lung.A10:Lung.A10" chart:class="chart:bar">
            <chart:error-indicator chart:style-name="ch16" chart:dimension="y"/>
            <chart:data-point chart:repeated="5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ung</text:p>
                <draw:g>
                  <svg:desc>Lung.B4:Lung.F4</svg:desc>
                </draw:g>
              </table:table-cell>
              <table:table-cell office:value-type="string">
                <text:p>Liver</text:p>
              </table:table-cell>
              <table:table-cell office:value-type="string">
                <text:p>Les-1</text:p>
              </table:table-cell>
              <table:table-cell office:value-type="string">
                <text:p>Les-2</text:p>
              </table:table-cell>
              <table:table-cell office:value-type="string">
                <text:p>Les-3</text:p>
              </table:table-cell>
            </table:table-row>
          </table:table-header-rows>
          <table:table-rows>
            <table:table-row>
              <table:table-cell office:value-type="string">
                <text:p>Noise-free</text:p>
                <draw:g>
                  <svg:desc>Lung.A5:Lung.A5</svg:desc>
                </draw:g>
              </table:table-cell>
              <table:table-cell office:value-type="float" office:value="0.012165651007724">
                <text:p>0.012165651007724</text:p>
                <draw:g>
                  <svg:desc>Lung.B5:Lung.F5</svg:desc>
                </draw:g>
              </table:table-cell>
              <table:table-cell office:value-type="float" office:value="0.0267059567837104">
                <text:p>0.0267059567837104</text:p>
              </table:table-cell>
              <table:table-cell office:value-type="float" office:value="0.0684886542741019">
                <text:p>0.0684886542741019</text:p>
              </table:table-cell>
              <table:table-cell office:value-type="float" office:value="0.0470605087717482">
                <text:p>0.0470605087717482</text:p>
              </table:table-cell>
              <table:table-cell office:value-type="float" office:value="0.0777921796020431">
                <text:p>0.0777921796020431</text:p>
              </table:table-cell>
            </table:table-row>
            <table:table-row>
              <table:table-cell office:value-type="string">
                <text:p>Gauss-9</text:p>
                <draw:g>
                  <svg:desc>Lung.A6:Lung.A6</svg:desc>
                </draw:g>
              </table:table-cell>
              <table:table-cell office:value-type="float" office:value="0.0120121550523762">
                <text:p>0.0120121550523762</text:p>
                <draw:g>
                  <svg:desc>Lung.B6:Lung.F6</svg:desc>
                </draw:g>
              </table:table-cell>
              <table:table-cell office:value-type="float" office:value="0.0269626640710066">
                <text:p>0.0269626640710066</text:p>
              </table:table-cell>
              <table:table-cell office:value-type="float" office:value="0.0421680839585767">
                <text:p>0.0421680839585767</text:p>
              </table:table-cell>
              <table:table-cell office:value-type="float" office:value="0.0295309221197147">
                <text:p>0.0295309221197147</text:p>
              </table:table-cell>
              <table:table-cell office:value-type="float" office:value="0.0495396592106876">
                <text:p>0.0495396592106876</text:p>
              </table:table-cell>
            </table:table-row>
            <table:table-row>
              <table:table-cell office:value-type="string">
                <text:p>TV</text:p>
                <draw:g>
                  <svg:desc>Lung.A7:Lung.A7</svg:desc>
                </draw:g>
              </table:table-cell>
              <table:table-cell office:value-type="float" office:value="0.0125605958952719">
                <text:p>0.0125605958952719</text:p>
                <draw:g>
                  <svg:desc>Lung.B7:Lung.F7</svg:desc>
                </draw:g>
              </table:table-cell>
              <table:table-cell office:value-type="float" office:value="0.0374910622810504">
                <text:p>0.0374910622810504</text:p>
              </table:table-cell>
              <table:table-cell office:value-type="float" office:value="0.0228838759954629">
                <text:p>0.0228838759954629</text:p>
              </table:table-cell>
              <table:table-cell office:value-type="float" office:value="0.0178693403161176">
                <text:p>0.0178693403161176</text:p>
              </table:table-cell>
              <table:table-cell office:value-type="float" office:value="0.0314789931943899">
                <text:p>0.0314789931943899</text:p>
              </table:table-cell>
            </table:table-row>
            <table:table-row>
              <table:table-cell office:value-type="string">
                <text:p>DIP-0</text:p>
                <draw:g>
                  <svg:desc>Lung.A8:Lung.A8</svg:desc>
                </draw:g>
              </table:table-cell>
              <table:table-cell office:value-type="float" office:value="0.0123689963991884">
                <text:p>0.0123689963991884</text:p>
                <draw:g>
                  <svg:desc>Lung.B8:Lung.F8</svg:desc>
                </draw:g>
              </table:table-cell>
              <table:table-cell office:value-type="float" office:value="0.0278964978731902">
                <text:p>0.0278964978731902</text:p>
              </table:table-cell>
              <table:table-cell office:value-type="float" office:value="0.0198840918090825">
                <text:p>0.0198840918090825</text:p>
              </table:table-cell>
              <table:table-cell office:value-type="float" office:value="0.016928331182172">
                <text:p>0.016928331182172</text:p>
              </table:table-cell>
              <table:table-cell office:value-type="float" office:value="0.0240947885643827">
                <text:p>0.0240947885643827</text:p>
              </table:table-cell>
            </table:table-row>
            <table:table-row>
              <table:table-cell office:value-type="string">
                <text:p>DIP-1</text:p>
                <draw:g>
                  <svg:desc>Lung.A9:Lung.A9</svg:desc>
                </draw:g>
              </table:table-cell>
              <table:table-cell office:value-type="float" office:value="0.0112589127712882">
                <text:p>0.0112589127712882</text:p>
                <draw:g>
                  <svg:desc>Lung.B9:Lung.F9</svg:desc>
                </draw:g>
              </table:table-cell>
              <table:table-cell office:value-type="float" office:value="0.0251023082718501">
                <text:p>0.0251023082718501</text:p>
              </table:table-cell>
              <table:table-cell office:value-type="float" office:value="0.0403479603021882">
                <text:p>0.0403479603021882</text:p>
              </table:table-cell>
              <table:table-cell office:value-type="float" office:value="0.0304671849125372">
                <text:p>0.0304671849125372</text:p>
              </table:table-cell>
              <table:table-cell office:value-type="float" office:value="0.042842810669831">
                <text:p>0.042842810669831</text:p>
              </table:table-cell>
            </table:table-row>
            <table:table-row>
              <table:table-cell office:value-type="string">
                <text:p>Row 11</text:p>
                <draw:g>
                  <svg:desc/>
                </draw:g>
              </table:table-cell>
              <table:table-cell office:value-type="float" office:value="0.00225034554544582">
                <text:p>0.00225034554544582</text:p>
                <draw:g>
                  <svg:desc>Lung.B11:Lung.F11</svg:desc>
                </draw:g>
              </table:table-cell>
              <table:table-cell office:value-type="float" office:value="0.00367571063177602">
                <text:p>0.00367571063177602</text:p>
              </table:table-cell>
              <table:table-cell office:value-type="float" office:value="0.00511495775665992">
                <text:p>0.00511495775665992</text:p>
              </table:table-cell>
              <table:table-cell office:value-type="float" office:value="0.00413484713003665">
                <text:p>0.00413484713003665</text:p>
              </table:table-cell>
              <table:table-cell office:value-type="float" office:value="0.00530603229982304">
                <text:p>0.00530603229982304</text:p>
              </table:table-cell>
            </table:table-row>
            <table:table-row>
              <table:table-cell office:value-type="string">
                <text:p>Row 11</text:p>
                <draw:g>
                  <svg:desc/>
                </draw:g>
              </table:table-cell>
              <table:table-cell office:value-type="float" office:value="0.00225034554544582">
                <text:p>0.00225034554544582</text:p>
                <draw:g>
                  <svg:desc>Lung.B11:Lung.F11</svg:desc>
                </draw:g>
              </table:table-cell>
              <table:table-cell office:value-type="float" office:value="0.00367571063177602">
                <text:p>0.00367571063177602</text:p>
              </table:table-cell>
              <table:table-cell office:value-type="float" office:value="0.00511495775665992">
                <text:p>0.00511495775665992</text:p>
              </table:table-cell>
              <table:table-cell office:value-type="float" office:value="0.00413484713003665">
                <text:p>0.00413484713003665</text:p>
              </table:table-cell>
              <table:table-cell office:value-type="float" office:value="0.00530603229982304">
                <text:p>0.00530603229982304</text:p>
              </table:table-cell>
            </table:table-row>
            <table:table-row>
              <table:table-cell office:value-type="string">
                <text:p>DIP-2</text:p>
                <draw:g>
                  <svg:desc>Lung.A10:Lung.A10</svg:desc>
                </draw:g>
              </table:table-cell>
              <table:table-cell office:value-type="float" office:value="0.015858601913727">
                <text:p>0.015858601913727</text:p>
                <draw:g>
                  <svg:desc>Lung.B10:Lung.F10</svg:desc>
                </draw:g>
              </table:table-cell>
              <table:table-cell office:value-type="float" office:value="0.0318068837450381">
                <text:p>0.0318068837450381</text:p>
              </table:table-cell>
              <table:table-cell office:value-type="float" office:value="0.0493895072091935">
                <text:p>0.0493895072091935</text:p>
              </table:table-cell>
              <table:table-cell office:value-type="float" office:value="0.0378968519545966">
                <text:p>0.0378968519545966</text:p>
              </table:table-cell>
              <table:table-cell office:value-type="float" office:value="0.0513492842405662">
                <text:p>0.0513492842405662</text:p>
              </table:table-cell>
            </table:table-row>
            <table:table-row>
              <table:table-cell office:value-type="string">
                <text:p>Row 12</text:p>
                <draw:g>
                  <svg:desc/>
                </draw:g>
              </table:table-cell>
              <table:table-cell office:value-type="float" office:value="0.000724025256504108">
                <text:p>0.000724025256504108</text:p>
                <draw:g>
                  <svg:desc>Lung.B12:Lung.F12</svg:desc>
                </draw:g>
              </table:table-cell>
              <table:table-cell office:value-type="float" office:value="0.00156428123977148">
                <text:p>0.00156428123977148</text:p>
              </table:table-cell>
              <table:table-cell office:value-type="float" office:value="0.00251796438309283">
                <text:p>0.00251796438309283</text:p>
              </table:table-cell>
              <table:table-cell office:value-type="float" office:value="0.00172325940488441">
                <text:p>0.00172325940488441</text:p>
              </table:table-cell>
              <table:table-cell office:value-type="float" office:value="0.00260185591249489">
                <text:p>0.00260185591249489</text:p>
              </table:table-cell>
            </table:table-row>
            <table:table-row>
              <table:table-cell office:value-type="string">
                <text:p>Row 12</text:p>
                <draw:g>
                  <svg:desc/>
                </draw:g>
              </table:table-cell>
              <table:table-cell office:value-type="float" office:value="0.000724025256504108">
                <text:p>0.000724025256504108</text:p>
                <draw:g>
                  <svg:desc>Lung.B12:Lung.F12</svg:desc>
                </draw:g>
              </table:table-cell>
              <table:table-cell office:value-type="float" office:value="0.00156428123977148">
                <text:p>0.00156428123977148</text:p>
              </table:table-cell>
              <table:table-cell office:value-type="float" office:value="0.00251796438309283">
                <text:p>0.00251796438309283</text:p>
              </table:table-cell>
              <table:table-cell office:value-type="float" office:value="0.00172325940488441">
                <text:p>0.00172325940488441</text:p>
              </table:table-cell>
              <table:table-cell office:value-type="float" office:value="0.00260185591249489">
                <text:p>0.0026018559124948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5" style:family="chart" style:data-style-name="N0">
      <style:chart-properties chart:display-label="true" chart:tick-marks-major-inner="false" chart:tick-marks-major-outer="false" chart:logarithmic="false" chart:interval-minor-divisor="5" chart:gap-width="219" chart:overlap="-27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6" style:family="chart">
      <style:chart-properties chart:auto-position="true" style:rotation-angle="90"/>
      <style:text-properties fo:color="#595959" style:text-position="0% 100%" fo:font-family="Calibri" fo:font-size="10pt" style:font-size-asian="10pt" style:font-size-complex="10pt"/>
    </style:style>
    <style:style style:name="ch7" style:family="chart">
      <style:graphic-properties svg:stroke-width="0.026cm" svg:stroke-color="#d9d9d9"/>
    </style:style>
    <style:style style:name="ch8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4472c4"/>
      <style:text-properties fo:color="#000000" style:text-position="0% 100%" fo:font-family="Calibri" fo:font-size="10pt" style:font-size-asian="10pt" style:font-size-complex="10pt"/>
    </style:style>
    <style:style style:name="ch9" style:family="chart">
      <style:graphic-properties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8.135cm" svg:height="7.622cm" xlink:href=".." xlink:type="simple" chart:class="chart:bar" chart:style-name="ch1">
        <chart:title svg:x="3.793cm" svg:y="0.287cm" chart:style-name="ch2">
          <text:p>Ki</text:p>
        </chart:title>
        <chart:plot-area chart:style-name="ch3" table:cell-range-address="Lung.A5:Lung.A10 Lung.G5:Lung.G10" chart:data-source-has-labels="column" svg:x="1.178cm" svg:y="1.23cm" svg:width="6.795cm" svg:height="6.24cm">
          <chartooo:coordinate-region svg:x="1.843cm" svg:y="1.23cm" svg:width="6.13cm" svg:height="4.787cm"/>
          <chart:axis chart:dimension="x" chart:name="primary-x" chart:style-name="ch4" chartooo:axis-type="auto">
            <chartooo:date-scale/>
            <chart:categories table:cell-range-address="Lung.A5:Lung.A10"/>
          </chart:axis>
          <chart:axis chart:dimension="y" chart:name="primary-y" chart:style-name="ch5">
            <chart:title svg:x="0.451cm" svg:y="5.199cm" chart:style-name="ch6">
              <text:p>CoV (Liver)</text:p>
            </chart:title>
            <chart:grid chart:style-name="ch7" chart:class="major"/>
          </chart:axis>
          <chart:series chart:style-name="ch8" chart:values-cell-range-address="Lung.G5:Lung.G10" chart:class="chart:ba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Noise-free</text:p>
                <draw:g>
                  <svg:desc>Lung.A5:Lung.A10</svg:desc>
                </draw:g>
              </table:table-cell>
              <table:table-cell office:value-type="float" office:value="0.102415230757812">
                <text:p>0.102415230757812</text:p>
                <draw:g>
                  <svg:desc>Lung.G5:Lung.G10</svg:desc>
                </draw:g>
              </table:table-cell>
            </table:table-row>
            <table:table-row>
              <table:table-cell office:value-type="string">
                <text:p>Gauss-9</text:p>
              </table:table-cell>
              <table:table-cell office:value-type="float" office:value="0.126542899379727">
                <text:p>0.126542899379727</text:p>
              </table:table-cell>
            </table:table-row>
            <table:table-row>
              <table:table-cell office:value-type="string">
                <text:p>TV</text:p>
              </table:table-cell>
              <table:table-cell office:value-type="float" office:value="0.411952761320918">
                <text:p>0.411952761320918</text:p>
              </table:table-cell>
            </table:table-row>
            <table:table-row>
              <table:table-cell office:value-type="string">
                <text:p>DIP-0</text:p>
              </table:table-cell>
              <table:table-cell office:value-type="float" office:value="0.166638079493932">
                <text:p>0.166638079493932</text:p>
              </table:table-cell>
            </table:table-row>
            <table:table-row>
              <table:table-cell office:value-type="string">
                <text:p>DIP-1</text:p>
              </table:table-cell>
              <table:table-cell office:value-type="float" office:value="0.155705816514899">
                <text:p>0.155705816514899</text:p>
              </table:table-cell>
            </table:table-row>
            <table:table-row>
              <table:table-cell office:value-type="string">
                <text:p>DIP-2</text:p>
              </table:table-cell>
              <table:table-cell office:value-type="float" office:value="0.148317168860025">
                <text:p>0.148317168860025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interval-minor-divisor="5" chart:gap-width="219" chart:overlap="-27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7" style:family="chart">
      <style:chart-properties chart:auto-position="true" style:rotation-angle="90"/>
      <style:text-properties fo:color="#595959" style:text-position="0% 100%" fo:font-family="Calibri" fo:font-size="10pt" style:font-size-asian="10pt" style:font-size-complex="10pt"/>
    </style:style>
    <style:style style:name="ch8" style:family="chart">
      <style:graphic-properties svg:stroke-width="0.026cm" svg:stroke-color="#d9d9d9"/>
    </style:style>
    <style:style style:name="ch9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4472c4"/>
      <style:text-properties fo:color="#000000" style:text-position="0% 100%" fo:font-family="Calibri" fo:font-size="10pt" style:font-size-asian="10pt" style:font-size-complex="10pt"/>
    </style:style>
    <style:style style:name="ch10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ed7d31"/>
      <style:text-properties fo:color="#000000" style:text-position="0% 100%" fo:font-family="Calibri" fo:font-size="10pt" style:font-size-asian="10pt" style:font-size-complex="10pt"/>
    </style:style>
    <style:style style:name="ch11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a5a5a5"/>
      <style:text-properties fo:color="#000000" style:text-position="0% 100%" fo:font-family="Calibri" fo:font-size="10pt" style:font-size-asian="10pt" style:font-size-complex="10pt"/>
    </style:style>
    <style:style style:name="ch12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ffc000"/>
      <style:text-properties fo:color="#000000" style:text-position="0% 100%" fo:font-family="Calibri" fo:font-size="10pt" style:font-size-asian="10pt" style:font-size-complex="10pt"/>
    </style:style>
    <style:style style:name="ch13" style:family="chart" style:data-style-name="N0">
      <style:chart-properties chart:link-data-style-to-source="true" chart:error-category="cell-range" chart:error-upper-range="Lung.B23:Lung.F23" chart:error-lower-range="Lung.B23:Lung.F23" chart:label-position="outside">
        <chart:label-separator>
          <text:p>; </text:p>
        </chart:label-separator>
      </style:chart-properties>
      <style:graphic-properties draw:stroke="none" draw:fill-color="#5b9bd5"/>
      <style:text-properties fo:color="#000000" style:text-position="0% 100%" fo:font-family="Calibri" fo:font-size="10pt" style:font-size-asian="10pt" style:font-size-complex="10pt"/>
    </style:style>
    <style:style style:name="ch14" style:family="chart">
      <style:chart-properties chart:error-upper-indicator="true" chart:error-lower-indicator="true" chart:error-category="cell-range" chart:error-upper-range="Lung.B23:Lung.F23" chart:error-lower-range="Lung.B23:Lung.F23" loext:std-weight="1"/>
      <style:graphic-properties draw:stroke="solid" svg:stroke-width="0.026cm" svg:stroke-color="#595959" svg:stroke-opacity="100%" draw:stroke-linejoin="round"/>
    </style:style>
    <style:style style:name="ch15" style:family="chart" style:data-style-name="N0">
      <style:chart-properties chart:link-data-style-to-source="true" chart:error-category="cell-range" chart:error-upper-range="Lung.B24:Lung.F24" chart:error-lower-range="Lung.B24:Lung.F24" chart:label-position="outside">
        <chart:label-separator>
          <text:p>; </text:p>
        </chart:label-separator>
      </style:chart-properties>
      <style:graphic-properties draw:stroke="none" draw:fill-color="#70ad47"/>
      <style:text-properties fo:color="#000000" style:text-position="0% 100%" fo:font-family="Calibri" fo:font-size="10pt" style:font-size-asian="10pt" style:font-size-complex="10pt"/>
    </style:style>
    <style:style style:name="ch16" style:family="chart">
      <style:chart-properties chart:error-upper-indicator="true" chart:error-lower-indicator="true" chart:error-category="cell-range" chart:error-upper-range="Lung.B24:Lung.F24" chart:error-lower-range="Lung.B24:Lung.F24" loext:std-weight="1"/>
      <style:graphic-properties draw:stroke="solid" svg:stroke-width="0.026cm" svg:stroke-color="#595959" svg:stroke-opacity="100%" draw:stroke-linejoin="round"/>
    </style:style>
    <style:style style:name="ch17" style:family="chart">
      <style:graphic-properties draw:fill="none" draw:fill-color="#d9d9d9"/>
    </style:style>
    <style:style style:name="ch18" style:family="chart">
      <style:graphic-properties draw:fill-color="#d9d9d9"/>
    </style:style>
  </office:automatic-styles>
  <office:body>
    <office:chart>
      <chart:chart svg:width="9.948cm" svg:height="7.364cm" xlink:href=".." xlink:type="simple" chart:class="chart:bar" chart:style-name="ch1">
        <chart:title svg:x="4.611cm" svg:y="0.282cm" chart:style-name="ch2">
          <text:p>Vd</text:p>
        </chart:title>
        <chart:legend chart:legend-position="bottom" svg:x="2.688cm" svg:y="6.391cm" style:legend-expansion="wide" chart:style-name="ch3"/>
        <chart:plot-area chart:style-name="ch4" table:cell-range-address="Lung.A16:Lung.F22" chart:data-source-has-labels="both" svg:x="1.214cm" svg:y="1.22cm" svg:width="8.536cm" svg:height="4.84cm">
          <chartooo:coordinate-region svg:x="1.721cm" svg:y="1.389cm" svg:width="8.029cm" svg:height="4.236cm"/>
          <chart:axis chart:dimension="x" chart:name="primary-x" chart:style-name="ch5" chartooo:axis-type="auto">
            <chartooo:date-scale/>
            <chart:categories table:cell-range-address="Lung.B16:Lung.F16"/>
          </chart:axis>
          <chart:axis chart:dimension="y" chart:name="primary-y" chart:style-name="ch6">
            <chart:title svg:x="0.451cm" svg:y="4.542cm" chart:style-name="ch7">
              <text:p>Vd (mL/mL)</text:p>
            </chart:title>
            <chart:grid chart:style-name="ch8" chart:class="major"/>
          </chart:axis>
          <chart:series chart:style-name="ch9" chart:values-cell-range-address="Lung.B17:Lung.F17" chart:label-cell-address="Lung.A17:Lung.A17" chart:class="chart:bar">
            <chart:data-point chart:repeated="5"/>
          </chart:series>
          <chart:series chart:style-name="ch10" chart:values-cell-range-address="Lung.B18:Lung.F18" chart:label-cell-address="Lung.A18:Lung.A18" chart:class="chart:bar">
            <chart:data-point chart:repeated="5"/>
          </chart:series>
          <chart:series chart:style-name="ch11" chart:values-cell-range-address="Lung.B19:Lung.F19" chart:label-cell-address="Lung.A19:Lung.A19" chart:class="chart:bar">
            <chart:data-point chart:repeated="5"/>
          </chart:series>
          <chart:series chart:style-name="ch12" chart:values-cell-range-address="Lung.B20:Lung.F20" chart:label-cell-address="Lung.A20:Lung.A20" chart:class="chart:bar">
            <chart:data-point chart:repeated="5"/>
          </chart:series>
          <chart:series chart:style-name="ch13" chart:values-cell-range-address="Lung.B21:Lung.F21" chart:label-cell-address="Lung.A21:Lung.A21" chart:class="chart:bar">
            <chart:error-indicator chart:style-name="ch14" chart:dimension="y"/>
            <chart:data-point chart:repeated="5"/>
          </chart:series>
          <chart:series chart:style-name="ch15" chart:values-cell-range-address="Lung.B22:Lung.F22" chart:label-cell-address="Lung.A22:Lung.A22" chart:class="chart:bar">
            <chart:error-indicator chart:style-name="ch16" chart:dimension="y"/>
            <chart:data-point chart:repeated="5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ung</text:p>
                <draw:g>
                  <svg:desc>Lung.B16:Lung.F16</svg:desc>
                </draw:g>
              </table:table-cell>
              <table:table-cell office:value-type="string">
                <text:p>Liver</text:p>
              </table:table-cell>
              <table:table-cell office:value-type="string">
                <text:p>Les-1</text:p>
              </table:table-cell>
              <table:table-cell office:value-type="string">
                <text:p>Les-2</text:p>
              </table:table-cell>
              <table:table-cell office:value-type="string">
                <text:p>Les-3</text:p>
              </table:table-cell>
            </table:table-row>
          </table:table-header-rows>
          <table:table-rows>
            <table:table-row>
              <table:table-cell office:value-type="string">
                <text:p>Noise-free</text:p>
                <draw:g>
                  <svg:desc>Lung.A17:Lung.A17</svg:desc>
                </draw:g>
              </table:table-cell>
              <table:table-cell office:value-type="float" office:value="0.524971447789918">
                <text:p>0.524971447789918</text:p>
                <draw:g>
                  <svg:desc>Lung.B17:Lung.F17</svg:desc>
                </draw:g>
              </table:table-cell>
              <table:table-cell office:value-type="float" office:value="0.739452881596151">
                <text:p>0.739452881596151</text:p>
              </table:table-cell>
              <table:table-cell office:value-type="float" office:value="0.624698494216491">
                <text:p>0.624698494216491</text:p>
              </table:table-cell>
              <table:table-cell office:value-type="float" office:value="0.621619368801564">
                <text:p>0.621619368801564</text:p>
              </table:table-cell>
              <table:table-cell office:value-type="float" office:value="0.571051749133603">
                <text:p>0.571051749133603</text:p>
              </table:table-cell>
            </table:table-row>
            <table:table-row>
              <table:table-cell office:value-type="string">
                <text:p>Gauss-9</text:p>
                <draw:g>
                  <svg:desc>Lung.A18:Lung.A18</svg:desc>
                </draw:g>
              </table:table-cell>
              <table:table-cell office:value-type="float" office:value="0.537924434582067">
                <text:p>0.537924434582067</text:p>
                <draw:g>
                  <svg:desc>Lung.B18:Lung.F18</svg:desc>
                </draw:g>
              </table:table-cell>
              <table:table-cell office:value-type="float" office:value="0.720859683010747">
                <text:p>0.720859683010747</text:p>
              </table:table-cell>
              <table:table-cell office:value-type="float" office:value="0.600301712532627">
                <text:p>0.600301712532627</text:p>
              </table:table-cell>
              <table:table-cell office:value-type="float" office:value="0.507953742134804">
                <text:p>0.507953742134804</text:p>
              </table:table-cell>
              <table:table-cell office:value-type="float" office:value="0.424038243372833">
                <text:p>0.424038243372833</text:p>
              </table:table-cell>
            </table:table-row>
            <table:table-row>
              <table:table-cell office:value-type="string">
                <text:p>TV</text:p>
                <draw:g>
                  <svg:desc>Lung.A19:Lung.A19</svg:desc>
                </draw:g>
              </table:table-cell>
              <table:table-cell office:value-type="float" office:value="0.577744358485694">
                <text:p>0.577744358485694</text:p>
                <draw:g>
                  <svg:desc>Lung.B19:Lung.F19</svg:desc>
                </draw:g>
              </table:table-cell>
              <table:table-cell office:value-type="float" office:value="1.07420868614647">
                <text:p>1.07420868614647</text:p>
              </table:table-cell>
              <table:table-cell office:value-type="float" office:value="0.818359052076075">
                <text:p>0.818359052076075</text:p>
              </table:table-cell>
              <table:table-cell office:value-type="float" office:value="0.607820407515352">
                <text:p>0.607820407515352</text:p>
              </table:table-cell>
              <table:table-cell office:value-type="float" office:value="1.04661061227257">
                <text:p>1.04661061227257</text:p>
              </table:table-cell>
            </table:table-row>
            <table:table-row>
              <table:table-cell office:value-type="string">
                <text:p>DIP-0</text:p>
                <draw:g>
                  <svg:desc>Lung.A20:Lung.A20</svg:desc>
                </draw:g>
              </table:table-cell>
              <table:table-cell office:value-type="float" office:value="0.577964378604194">
                <text:p>0.577964378604194</text:p>
                <draw:g>
                  <svg:desc>Lung.B20:Lung.F20</svg:desc>
                </draw:g>
              </table:table-cell>
              <table:table-cell office:value-type="float" office:value="0.821220170319693">
                <text:p>0.821220170319693</text:p>
              </table:table-cell>
              <table:table-cell office:value-type="float" office:value="0.611707483331535">
                <text:p>0.611707483331535</text:p>
              </table:table-cell>
              <table:table-cell office:value-type="float" office:value="0.581669313205754">
                <text:p>0.581669313205754</text:p>
              </table:table-cell>
              <table:table-cell office:value-type="float" office:value="0.51068094569706">
                <text:p>0.51068094569706</text:p>
              </table:table-cell>
            </table:table-row>
            <table:table-row>
              <table:table-cell office:value-type="string">
                <text:p>DIP-1</text:p>
                <draw:g>
                  <svg:desc>Lung.A21:Lung.A21</svg:desc>
                </draw:g>
              </table:table-cell>
              <table:table-cell office:value-type="float" office:value="0.558332141816055">
                <text:p>0.558332141816055</text:p>
                <draw:g>
                  <svg:desc>Lung.B21:Lung.F21</svg:desc>
                </draw:g>
              </table:table-cell>
              <table:table-cell office:value-type="float" office:value="0.676358413444248">
                <text:p>0.676358413444248</text:p>
              </table:table-cell>
              <table:table-cell office:value-type="float" office:value="0.523662063557817">
                <text:p>0.523662063557817</text:p>
              </table:table-cell>
              <table:table-cell office:value-type="float" office:value="0.47969221238908">
                <text:p>0.47969221238908</text:p>
              </table:table-cell>
              <table:table-cell office:value-type="float" office:value="0.42932978146249">
                <text:p>0.42932978146249</text:p>
              </table:table-cell>
            </table:table-row>
            <table:table-row>
              <table:table-cell office:value-type="string">
                <text:p>Row 23</text:p>
                <draw:g>
                  <svg:desc/>
                </draw:g>
              </table:table-cell>
              <table:table-cell office:value-type="float" office:value="0.122883007188719">
                <text:p>0.122883007188719</text:p>
                <draw:g>
                  <svg:desc>Lung.B23:Lung.F23</svg:desc>
                </draw:g>
              </table:table-cell>
              <table:table-cell office:value-type="float" office:value="0.197698930874702">
                <text:p>0.197698930874702</text:p>
              </table:table-cell>
              <table:table-cell office:value-type="float" office:value="0.265081863472163">
                <text:p>0.265081863472163</text:p>
              </table:table-cell>
              <table:table-cell office:value-type="float" office:value="0.221372986129874">
                <text:p>0.221372986129874</text:p>
              </table:table-cell>
              <table:table-cell office:value-type="float" office:value="0.276069186381064">
                <text:p>0.276069186381064</text:p>
              </table:table-cell>
            </table:table-row>
            <table:table-row>
              <table:table-cell office:value-type="string">
                <text:p>Row 23</text:p>
                <draw:g>
                  <svg:desc/>
                </draw:g>
              </table:table-cell>
              <table:table-cell office:value-type="float" office:value="0.122883007188719">
                <text:p>0.122883007188719</text:p>
                <draw:g>
                  <svg:desc>Lung.B23:Lung.F23</svg:desc>
                </draw:g>
              </table:table-cell>
              <table:table-cell office:value-type="float" office:value="0.197698930874702">
                <text:p>0.197698930874702</text:p>
              </table:table-cell>
              <table:table-cell office:value-type="float" office:value="0.265081863472163">
                <text:p>0.265081863472163</text:p>
              </table:table-cell>
              <table:table-cell office:value-type="float" office:value="0.221372986129874">
                <text:p>0.221372986129874</text:p>
              </table:table-cell>
              <table:table-cell office:value-type="float" office:value="0.276069186381064">
                <text:p>0.276069186381064</text:p>
              </table:table-cell>
            </table:table-row>
            <table:table-row>
              <table:table-cell office:value-type="string">
                <text:p>DIP-2</text:p>
                <draw:g>
                  <svg:desc>Lung.A22:Lung.A22</svg:desc>
                </draw:g>
              </table:table-cell>
              <table:table-cell office:value-type="float" office:value="0.412274344199799">
                <text:p>0.412274344199799</text:p>
                <draw:g>
                  <svg:desc>Lung.B22:Lung.F22</svg:desc>
                </draw:g>
              </table:table-cell>
              <table:table-cell office:value-type="float" office:value="0.534104806836921">
                <text:p>0.534104806836921</text:p>
              </table:table-cell>
              <table:table-cell office:value-type="float" office:value="0.482033676943258">
                <text:p>0.482033676943258</text:p>
              </table:table-cell>
              <table:table-cell office:value-type="float" office:value="0.359810168988769">
                <text:p>0.359810168988769</text:p>
              </table:table-cell>
              <table:table-cell office:value-type="float" office:value="0.425413056805828">
                <text:p>0.425413056805828</text:p>
              </table:table-cell>
            </table:table-row>
            <table:table-row>
              <table:table-cell office:value-type="string">
                <text:p>Row 24</text:p>
                <draw:g>
                  <svg:desc/>
                </draw:g>
              </table:table-cell>
              <table:table-cell office:value-type="float" office:value="0.0385987583802806">
                <text:p>0.0385987583802806</text:p>
                <draw:g>
                  <svg:desc>Lung.B24:Lung.F24</svg:desc>
                </draw:g>
              </table:table-cell>
              <table:table-cell office:value-type="float" office:value="0.0803007429310718">
                <text:p>0.0803007429310718</text:p>
              </table:table-cell>
              <table:table-cell office:value-type="float" office:value="0.124523774485104">
                <text:p>0.124523774485104</text:p>
              </table:table-cell>
              <table:table-cell office:value-type="float" office:value="0.0874064989268228">
                <text:p>0.0874064989268228</text:p>
              </table:table-cell>
              <table:table-cell office:value-type="float" office:value="0.130368126752309">
                <text:p>0.130368126752309</text:p>
              </table:table-cell>
            </table:table-row>
            <table:table-row>
              <table:table-cell office:value-type="string">
                <text:p>Row 24</text:p>
                <draw:g>
                  <svg:desc/>
                </draw:g>
              </table:table-cell>
              <table:table-cell office:value-type="float" office:value="0.0385987583802806">
                <text:p>0.0385987583802806</text:p>
                <draw:g>
                  <svg:desc>Lung.B24:Lung.F24</svg:desc>
                </draw:g>
              </table:table-cell>
              <table:table-cell office:value-type="float" office:value="0.0803007429310718">
                <text:p>0.0803007429310718</text:p>
              </table:table-cell>
              <table:table-cell office:value-type="float" office:value="0.124523774485104">
                <text:p>0.124523774485104</text:p>
              </table:table-cell>
              <table:table-cell office:value-type="float" office:value="0.0874064989268228">
                <text:p>0.0874064989268228</text:p>
              </table:table-cell>
              <table:table-cell office:value-type="float" office:value="0.130368126752309">
                <text:p>0.13036812675230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5" style:family="chart" style:data-style-name="N0">
      <style:chart-properties chart:display-label="true" chart:tick-marks-major-inner="false" chart:tick-marks-major-outer="false" chart:logarithmic="false" chart:interval-minor-divisor="5" chart:gap-width="219" chart:overlap="-27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6" style:family="chart">
      <style:chart-properties chart:auto-position="true" style:rotation-angle="90"/>
      <style:text-properties fo:color="#595959" style:text-position="0% 100%" fo:font-family="Calibri" fo:font-size="10pt" style:font-size-asian="10pt" style:font-size-complex="10pt"/>
    </style:style>
    <style:style style:name="ch7" style:family="chart">
      <style:graphic-properties svg:stroke-width="0.026cm" svg:stroke-color="#d9d9d9"/>
    </style:style>
    <style:style style:name="ch8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4472c4"/>
      <style:text-properties fo:color="#000000" style:text-position="0% 100%" fo:font-family="Calibri" fo:font-size="10pt" style:font-size-asian="10pt" style:font-size-complex="10pt"/>
    </style:style>
    <style:style style:name="ch9" style:family="chart">
      <style:graphic-properties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8.133cm" svg:height="7.62cm" xlink:href=".." xlink:type="simple" chart:class="chart:bar" chart:style-name="ch1">
        <chart:title svg:x="3.792cm" svg:y="0.287cm" chart:style-name="ch2">
          <text:p>Ki</text:p>
        </chart:title>
        <chart:plot-area chart:style-name="ch3" table:cell-range-address="Lung.A5:Lung.A10 Lung.G5:Lung.G10" chart:data-source-has-labels="column" svg:x="1.178cm" svg:y="1.23cm" svg:width="6.793cm" svg:height="6.238cm">
          <chartooo:coordinate-region svg:x="1.843cm" svg:y="1.23cm" svg:width="6.128cm" svg:height="4.784cm"/>
          <chart:axis chart:dimension="x" chart:name="primary-x" chart:style-name="ch4" chartooo:axis-type="auto">
            <chartooo:date-scale/>
            <chart:categories table:cell-range-address="Lung.A5:Lung.A10"/>
          </chart:axis>
          <chart:axis chart:dimension="y" chart:name="primary-y" chart:style-name="ch5">
            <chart:title svg:x="0.451cm" svg:y="5.198cm" chart:style-name="ch6">
              <text:p>CoV (Liver)</text:p>
            </chart:title>
            <chart:grid chart:style-name="ch7" chart:class="major"/>
          </chart:axis>
          <chart:series chart:style-name="ch8" chart:values-cell-range-address="Lung.G5:Lung.G10" chart:class="chart:ba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Noise-free</text:p>
                <draw:g>
                  <svg:desc>Lung.A5:Lung.A10</svg:desc>
                </draw:g>
              </table:table-cell>
              <table:table-cell office:value-type="float" office:value="0.102415230757812">
                <text:p>0.102415230757812</text:p>
                <draw:g>
                  <svg:desc>Lung.G5:Lung.G10</svg:desc>
                </draw:g>
              </table:table-cell>
            </table:table-row>
            <table:table-row>
              <table:table-cell office:value-type="string">
                <text:p>Gauss-9</text:p>
              </table:table-cell>
              <table:table-cell office:value-type="float" office:value="0.126542899379727">
                <text:p>0.126542899379727</text:p>
              </table:table-cell>
            </table:table-row>
            <table:table-row>
              <table:table-cell office:value-type="string">
                <text:p>TV</text:p>
              </table:table-cell>
              <table:table-cell office:value-type="float" office:value="0.411952761320918">
                <text:p>0.411952761320918</text:p>
              </table:table-cell>
            </table:table-row>
            <table:table-row>
              <table:table-cell office:value-type="string">
                <text:p>DIP-0</text:p>
              </table:table-cell>
              <table:table-cell office:value-type="float" office:value="0.166638079493932">
                <text:p>0.166638079493932</text:p>
              </table:table-cell>
            </table:table-row>
            <table:table-row>
              <table:table-cell office:value-type="string">
                <text:p>DIP-1</text:p>
              </table:table-cell>
              <table:table-cell office:value-type="float" office:value="0.155705816514899">
                <text:p>0.155705816514899</text:p>
              </table:table-cell>
            </table:table-row>
            <table:table-row>
              <table:table-cell office:value-type="string">
                <text:p>DIP-2</text:p>
              </table:table-cell>
              <table:table-cell office:value-type="float" office:value="0.148317168860025">
                <text:p>0.14831716886002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5" style:family="chart" style:data-style-name="N0">
      <style:chart-properties chart:display-label="true" chart:tick-marks-major-inner="false" chart:tick-marks-major-outer="false" chart:logarithmic="false" chart:interval-minor-divisor="5" chart:gap-width="219" chart:overlap="-27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6" style:family="chart">
      <style:chart-properties chart:auto-position="true" style:rotation-angle="90"/>
      <style:text-properties fo:color="#595959" style:text-position="0% 100%" fo:font-family="Calibri" fo:font-size="10pt" style:font-size-asian="10pt" style:font-size-complex="10pt"/>
    </style:style>
    <style:style style:name="ch7" style:family="chart">
      <style:graphic-properties svg:stroke-width="0.026cm" svg:stroke-color="#d9d9d9"/>
    </style:style>
    <style:style style:name="ch8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4472c4"/>
      <style:text-properties fo:color="#000000" style:text-position="0% 100%" fo:font-family="Calibri" fo:font-size="10pt" style:font-size-asian="10pt" style:font-size-complex="10pt"/>
    </style:style>
    <style:style style:name="ch9" style:family="chart">
      <style:graphic-properties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8.133cm" svg:height="7.621cm" xlink:href=".." xlink:type="simple" chart:class="chart:bar" chart:style-name="ch1">
        <chart:title svg:x="3.703cm" svg:y="0.287cm" chart:style-name="ch2">
          <text:p>Vd</text:p>
        </chart:title>
        <chart:plot-area chart:style-name="ch3" table:cell-range-address="Lung.A17:Lung.A22 Lung.G17:Lung.G22" chart:data-source-has-labels="column" svg:x="1.178cm" svg:y="1.23cm" svg:width="6.793cm" svg:height="6.239cm">
          <chartooo:coordinate-region svg:x="1.843cm" svg:y="1.23cm" svg:width="6.128cm" svg:height="4.786cm"/>
          <chart:axis chart:dimension="x" chart:name="primary-x" chart:style-name="ch4" chartooo:axis-type="auto">
            <chartooo:date-scale/>
            <chart:categories table:cell-range-address="Lung.A17:Lung.A22"/>
          </chart:axis>
          <chart:axis chart:dimension="y" chart:name="primary-y" chart:style-name="ch5">
            <chart:title svg:x="0.451cm" svg:y="5.198cm" chart:style-name="ch6">
              <text:p>CoV (Liver)</text:p>
            </chart:title>
            <chart:grid chart:style-name="ch7" chart:class="major"/>
          </chart:axis>
          <chart:series chart:style-name="ch8" chart:values-cell-range-address="Lung.G17:Lung.G22" chart:class="chart:ba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Noise-free</text:p>
                <draw:g>
                  <svg:desc>Lung.A17:Lung.A22</svg:desc>
                </draw:g>
              </table:table-cell>
              <table:table-cell office:value-type="float" office:value="0.0117401322506988">
                <text:p>0.0117401322506988</text:p>
                <draw:g>
                  <svg:desc>Lung.G17:Lung.G22</svg:desc>
                </draw:g>
              </table:table-cell>
            </table:table-row>
            <table:table-row>
              <table:table-cell office:value-type="string">
                <text:p>Gauss-9</text:p>
              </table:table-cell>
              <table:table-cell office:value-type="float" office:value="0.0774555550167429">
                <text:p>0.0774555550167429</text:p>
              </table:table-cell>
            </table:table-row>
            <table:table-row>
              <table:table-cell office:value-type="string">
                <text:p>TV</text:p>
              </table:table-cell>
              <table:table-cell office:value-type="float" office:value="0.0599671195931304">
                <text:p>0.0599671195931304</text:p>
              </table:table-cell>
            </table:table-row>
            <table:table-row>
              <table:table-cell office:value-type="string">
                <text:p>DIP-0</text:p>
              </table:table-cell>
              <table:table-cell office:value-type="float" office:value="0.159820641783491">
                <text:p>0.159820641783491</text:p>
              </table:table-cell>
            </table:table-row>
            <table:table-row>
              <table:table-cell office:value-type="string">
                <text:p>DIP-1</text:p>
              </table:table-cell>
              <table:table-cell office:value-type="float" office:value="0.148527398546367">
                <text:p>0.148527398546367</text:p>
              </table:table-cell>
            </table:table-row>
            <table:table-row>
              <table:table-cell office:value-type="string">
                <text:p>DIP-2</text:p>
              </table:table-cell>
              <table:table-cell office:value-type="float" office:value="0.233929386414354">
                <text:p>0.23392938641435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interval-minor-divisor="5" chart:gap-width="219" chart:overlap="-27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7" style:family="chart">
      <style:chart-properties chart:auto-position="true" style:rotation-angle="90"/>
      <style:text-properties fo:color="#595959" style:text-position="0% 100%" fo:font-family="Calibri" fo:font-size="10pt" style:font-size-asian="10pt" style:font-size-complex="10pt"/>
    </style:style>
    <style:style style:name="ch8" style:family="chart">
      <style:graphic-properties svg:stroke-width="0.026cm" svg:stroke-color="#d9d9d9"/>
    </style:style>
    <style:style style:name="ch9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4472c4"/>
      <style:text-properties fo:color="#000000" style:text-position="0% 100%" fo:font-family="Calibri" fo:font-size="10pt" style:font-size-asian="10pt" style:font-size-complex="10pt"/>
    </style:style>
    <style:style style:name="ch10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ed7d31"/>
      <style:text-properties fo:color="#000000" style:text-position="0% 100%" fo:font-family="Calibri" fo:font-size="10pt" style:font-size-asian="10pt" style:font-size-complex="10pt"/>
    </style:style>
    <style:style style:name="ch11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a5a5a5"/>
      <style:text-properties fo:color="#000000" style:text-position="0% 100%" fo:font-family="Calibri" fo:font-size="10pt" style:font-size-asian="10pt" style:font-size-complex="10pt"/>
    </style:style>
    <style:style style:name="ch12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ffc000"/>
      <style:text-properties fo:color="#000000" style:text-position="0% 100%" fo:font-family="Calibri" fo:font-size="10pt" style:font-size-asian="10pt" style:font-size-complex="10pt"/>
    </style:style>
    <style:style style:name="ch13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5b9bd5"/>
      <style:text-properties fo:color="#000000" style:text-position="0% 100%" fo:font-family="Calibri" fo:font-size="10pt" style:font-size-asian="10pt" style:font-size-complex="10pt"/>
    </style:style>
    <style:style style:name="ch14" style:family="chart">
      <style:graphic-properties draw:fill="none" draw:fill-color="#d9d9d9"/>
    </style:style>
    <style:style style:name="ch15" style:family="chart">
      <style:graphic-properties draw:fill-color="#d9d9d9"/>
    </style:style>
  </office:automatic-styles>
  <office:body>
    <office:chart>
      <chart:chart svg:width="9.832cm" svg:height="7.62cm" xlink:href=".." xlink:type="simple" chart:class="chart:bar" chart:style-name="ch1">
        <chart:title svg:x="4.642cm" svg:y="0.287cm" chart:style-name="ch2">
          <text:p>Ki</text:p>
        </chart:title>
        <chart:legend chart:legend-position="bottom" svg:x="1.926cm" svg:y="7.083cm" style:legend-expansion="wide" chart:style-name="ch3"/>
        <chart:plot-area chart:style-name="ch4" table:cell-range-address="Liver.A4:Liver.F9" chart:data-source-has-labels="both" svg:x="1.212cm" svg:y="1.23cm" svg:width="8.424cm" svg:height="5.517cm">
          <chartooo:coordinate-region svg:x="1.631cm" svg:y="1.398cm" svg:width="8.005cm" svg:height="4.914cm"/>
          <chart:axis chart:dimension="x" chart:name="primary-x" chart:style-name="ch5" chartooo:axis-type="auto">
            <chartooo:date-scale/>
            <chart:categories table:cell-range-address="Liver.B4:Liver.F4"/>
          </chart:axis>
          <chart:axis chart:dimension="y" chart:name="primary-y" chart:style-name="ch6">
            <chart:title svg:x="0.451cm" svg:y="5.181cm" chart:style-name="ch7">
              <text:p>Ki (mL/min/mL)</text:p>
            </chart:title>
            <chart:grid chart:style-name="ch8" chart:class="major"/>
          </chart:axis>
          <chart:series chart:style-name="ch9" chart:values-cell-range-address="Liver.B5:Liver.F5" chart:label-cell-address="Liver.A5:Liver.A5" chart:class="chart:bar">
            <chart:data-point chart:repeated="5"/>
          </chart:series>
          <chart:series chart:style-name="ch10" chart:values-cell-range-address="Liver.B6:Liver.F6" chart:label-cell-address="Liver.A6:Liver.A6" chart:class="chart:bar">
            <chart:data-point chart:repeated="5"/>
          </chart:series>
          <chart:series chart:style-name="ch11" chart:values-cell-range-address="Liver.B7:Liver.F7" chart:label-cell-address="Liver.A7:Liver.A7" chart:class="chart:bar">
            <chart:data-point chart:repeated="5"/>
          </chart:series>
          <chart:series chart:style-name="ch12" chart:values-cell-range-address="Liver.B8:Liver.F8" chart:label-cell-address="Liver.A8:Liver.A8" chart:class="chart:bar">
            <chart:data-point chart:repeated="5"/>
          </chart:series>
          <chart:series chart:style-name="ch13" chart:values-cell-range-address="Liver.B9:Liver.F9" chart:label-cell-address="Liver.A9:Liver.A9" chart:class="chart:bar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ung</text:p>
                <draw:g>
                  <svg:desc>Liver.B4:Liver.F4</svg:desc>
                </draw:g>
              </table:table-cell>
              <table:table-cell office:value-type="string">
                <text:p>Liver</text:p>
              </table:table-cell>
              <table:table-cell office:value-type="string">
                <text:p>Les-1</text:p>
              </table:table-cell>
              <table:table-cell office:value-type="string">
                <text:p>Les-2</text:p>
              </table:table-cell>
              <table:table-cell office:value-type="string">
                <text:p>Les-3</text:p>
              </table:table-cell>
            </table:table-row>
          </table:table-header-rows>
          <table:table-rows>
            <table:table-row>
              <table:table-cell office:value-type="string">
                <text:p>Gauss-9</text:p>
                <draw:g>
                  <svg:desc>Liver.A5:Liver.A5</svg:desc>
                </draw:g>
              </table:table-cell>
              <table:table-cell office:value-type="float" office:value="NaN">
                <text:p>NaN</text:p>
                <draw:g>
                  <svg:desc>Liver.B5:Liver.F5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V</text:p>
                <draw:g>
                  <svg:desc>Liver.A6:Liver.A6</svg:desc>
                </draw:g>
              </table:table-cell>
              <table:table-cell office:value-type="float" office:value="NaN">
                <text:p>NaN</text:p>
                <draw:g>
                  <svg:desc>Liver.B6:Liver.F6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IP-0</text:p>
                <draw:g>
                  <svg:desc>Liver.A7:Liver.A7</svg:desc>
                </draw:g>
              </table:table-cell>
              <table:table-cell office:value-type="float" office:value="NaN">
                <text:p>NaN</text:p>
                <draw:g>
                  <svg:desc>Liver.B7:Liver.F7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IP-1</text:p>
                <draw:g>
                  <svg:desc>Liver.A8:Liver.A8</svg:desc>
                </draw:g>
              </table:table-cell>
              <table:table-cell office:value-type="float" office:value="NaN">
                <text:p>NaN</text:p>
                <draw:g>
                  <svg:desc>Liver.B8:Liver.F8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IP-2</text:p>
                <draw:g>
                  <svg:desc>Liver.A9:Liver.A9</svg:desc>
                </draw:g>
              </table:table-cell>
              <table:table-cell office:value-type="float" office:value="NaN">
                <text:p>NaN</text:p>
                <draw:g>
                  <svg:desc>Liver.B9:Liver.F9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interval-minor-divisor="5" chart:gap-width="219" chart:overlap="-27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7" style:family="chart">
      <style:chart-properties chart:auto-position="true" style:rotation-angle="90"/>
      <style:text-properties fo:color="#595959" style:text-position="0% 100%" fo:font-family="Calibri" fo:font-size="10pt" style:font-size-asian="10pt" style:font-size-complex="10pt"/>
    </style:style>
    <style:style style:name="ch8" style:family="chart">
      <style:graphic-properties svg:stroke-width="0.026cm" svg:stroke-color="#d9d9d9"/>
    </style:style>
    <style:style style:name="ch9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4472c4"/>
      <style:text-properties fo:color="#000000" style:text-position="0% 100%" fo:font-family="Calibri" fo:font-size="10pt" style:font-size-asian="10pt" style:font-size-complex="10pt"/>
    </style:style>
    <style:style style:name="ch10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ed7d31"/>
      <style:text-properties fo:color="#000000" style:text-position="0% 100%" fo:font-family="Calibri" fo:font-size="10pt" style:font-size-asian="10pt" style:font-size-complex="10pt"/>
    </style:style>
    <style:style style:name="ch11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a5a5a5"/>
      <style:text-properties fo:color="#000000" style:text-position="0% 100%" fo:font-family="Calibri" fo:font-size="10pt" style:font-size-asian="10pt" style:font-size-complex="10pt"/>
    </style:style>
    <style:style style:name="ch12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ffc000"/>
      <style:text-properties fo:color="#000000" style:text-position="0% 100%" fo:font-family="Calibri" fo:font-size="10pt" style:font-size-asian="10pt" style:font-size-complex="10pt"/>
    </style:style>
    <style:style style:name="ch13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5b9bd5"/>
      <style:text-properties fo:color="#000000" style:text-position="0% 100%" fo:font-family="Calibri" fo:font-size="10pt" style:font-size-asian="10pt" style:font-size-complex="10pt"/>
    </style:style>
    <style:style style:name="ch14" style:family="chart">
      <style:graphic-properties draw:fill="none" draw:fill-color="#d9d9d9"/>
    </style:style>
    <style:style style:name="ch15" style:family="chart">
      <style:graphic-properties draw:fill-color="#d9d9d9"/>
    </style:style>
  </office:automatic-styles>
  <office:body>
    <office:chart>
      <chart:chart svg:width="9.948cm" svg:height="7.621cm" xlink:href=".." xlink:type="simple" chart:class="chart:bar" chart:style-name="ch1">
        <chart:title svg:x="4.611cm" svg:y="0.287cm" chart:style-name="ch2">
          <text:p>Vd</text:p>
        </chart:title>
        <chart:legend chart:legend-position="bottom" svg:x="1.984cm" svg:y="7.084cm" style:legend-expansion="wide" chart:style-name="ch3"/>
        <chart:plot-area chart:style-name="ch4" table:cell-range-address="Liver.A14:Liver.F19" chart:data-source-has-labels="both" svg:x="1.214cm" svg:y="1.23cm" svg:width="8.536cm" svg:height="5.518cm">
          <chartooo:coordinate-region svg:x="1.633cm" svg:y="1.398cm" svg:width="8.117cm" svg:height="4.915cm"/>
          <chart:axis chart:dimension="x" chart:name="primary-x" chart:style-name="ch5" chartooo:axis-type="auto">
            <chartooo:date-scale/>
            <chart:categories table:cell-range-address="Liver.B14:Liver.F14"/>
          </chart:axis>
          <chart:axis chart:dimension="y" chart:name="primary-y" chart:style-name="ch6">
            <chart:title svg:x="0.451cm" svg:y="4.891cm" chart:style-name="ch7">
              <text:p>Vd (mL/mL)</text:p>
            </chart:title>
            <chart:grid chart:style-name="ch8" chart:class="major"/>
          </chart:axis>
          <chart:series chart:style-name="ch9" chart:values-cell-range-address="Liver.B15:Liver.F15" chart:label-cell-address="Liver.A15:Liver.A15" chart:class="chart:bar">
            <chart:data-point chart:repeated="5"/>
          </chart:series>
          <chart:series chart:style-name="ch10" chart:values-cell-range-address="Liver.B16:Liver.F16" chart:label-cell-address="Liver.A16:Liver.A16" chart:class="chart:bar">
            <chart:data-point chart:repeated="5"/>
          </chart:series>
          <chart:series chart:style-name="ch11" chart:values-cell-range-address="Liver.B17:Liver.F17" chart:label-cell-address="Liver.A17:Liver.A17" chart:class="chart:bar">
            <chart:data-point chart:repeated="5"/>
          </chart:series>
          <chart:series chart:style-name="ch12" chart:values-cell-range-address="Liver.B18:Liver.F18" chart:label-cell-address="Liver.A18:Liver.A18" chart:class="chart:bar">
            <chart:data-point chart:repeated="5"/>
          </chart:series>
          <chart:series chart:style-name="ch13" chart:values-cell-range-address="Liver.B19:Liver.F19" chart:label-cell-address="Liver.A19:Liver.A19" chart:class="chart:bar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ung</text:p>
                <draw:g>
                  <svg:desc>Liver.B14:Liver.F14</svg:desc>
                </draw:g>
              </table:table-cell>
              <table:table-cell office:value-type="string">
                <text:p>Liver</text:p>
              </table:table-cell>
              <table:table-cell office:value-type="string">
                <text:p>Les-1</text:p>
              </table:table-cell>
              <table:table-cell office:value-type="string">
                <text:p>Les-2</text:p>
              </table:table-cell>
              <table:table-cell office:value-type="string">
                <text:p>Les-3</text:p>
              </table:table-cell>
            </table:table-row>
          </table:table-header-rows>
          <table:table-rows>
            <table:table-row>
              <table:table-cell office:value-type="string">
                <text:p>Gauss-9</text:p>
                <draw:g>
                  <svg:desc>Liver.A15:Liver.A15</svg:desc>
                </draw:g>
              </table:table-cell>
              <table:table-cell office:value-type="float" office:value="NaN">
                <text:p>NaN</text:p>
                <draw:g>
                  <svg:desc>Liver.B15:Liver.F15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V</text:p>
                <draw:g>
                  <svg:desc>Liver.A16:Liver.A16</svg:desc>
                </draw:g>
              </table:table-cell>
              <table:table-cell office:value-type="float" office:value="NaN">
                <text:p>NaN</text:p>
                <draw:g>
                  <svg:desc>Liver.B16:Liver.F16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IP-0</text:p>
                <draw:g>
                  <svg:desc>Liver.A17:Liver.A17</svg:desc>
                </draw:g>
              </table:table-cell>
              <table:table-cell office:value-type="float" office:value="NaN">
                <text:p>NaN</text:p>
                <draw:g>
                  <svg:desc>Liver.B17:Liver.F17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IP-1</text:p>
                <draw:g>
                  <svg:desc>Liver.A18:Liver.A18</svg:desc>
                </draw:g>
              </table:table-cell>
              <table:table-cell office:value-type="float" office:value="NaN">
                <text:p>NaN</text:p>
                <draw:g>
                  <svg:desc>Liver.B18:Liver.F18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IP-2</text:p>
                <draw:g>
                  <svg:desc>Liver.A19:Liver.A19</svg:desc>
                </draw:g>
              </table:table-cell>
              <table:table-cell office:value-type="float" office:value="NaN">
                <text:p>NaN</text:p>
                <draw:g>
                  <svg:desc>Liver.B19:Liver.F19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5" style:family="chart" style:data-style-name="N0">
      <style:chart-properties chart:display-label="true" chart:tick-marks-major-inner="false" chart:tick-marks-major-outer="false" chart:logarithmic="false" chart:interval-minor-divisor="5" chart:gap-width="219" chart:overlap="-27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6" style:family="chart">
      <style:chart-properties chart:auto-position="true" style:rotation-angle="90"/>
      <style:text-properties fo:color="#595959" style:text-position="0% 100%" fo:font-family="Calibri" fo:font-size="10pt" style:font-size-asian="10pt" style:font-size-complex="10pt"/>
    </style:style>
    <style:style style:name="ch7" style:family="chart">
      <style:graphic-properties svg:stroke-width="0.026cm" svg:stroke-color="#d9d9d9"/>
    </style:style>
    <style:style style:name="ch8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4472c4"/>
      <style:text-properties fo:color="#000000" style:text-position="0% 100%" fo:font-family="Calibri" fo:font-size="10pt" style:font-size-asian="10pt" style:font-size-complex="10pt"/>
    </style:style>
    <style:style style:name="ch9" style:family="chart">
      <style:graphic-properties svg:stroke-width="0.071cm"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8.133cm" svg:height="7.62cm" xlink:href=".." xlink:type="simple" chart:class="chart:bar" chart:style-name="ch1">
        <chart:title svg:x="3.792cm" svg:y="0.287cm" chart:style-name="ch2">
          <text:p>Ki</text:p>
        </chart:title>
        <chart:plot-area chart:style-name="ch3" table:cell-range-address="Liver.A5:Liver.A9 Liver.G5:Liver.G9" chart:data-source-has-labels="column" svg:x="1.178cm" svg:y="1.23cm" svg:width="6.793cm" svg:height="6.238cm">
          <chartooo:coordinate-region svg:x="1.597cm" svg:y="1.398cm" svg:width="6.374cm" svg:height="5.635cm"/>
          <chart:axis chart:dimension="x" chart:name="primary-x" chart:style-name="ch4" chartooo:axis-type="auto">
            <chartooo:date-scale/>
            <chart:categories table:cell-range-address="Liver.A5:Liver.A9"/>
          </chart:axis>
          <chart:axis chart:dimension="y" chart:name="primary-y" chart:style-name="ch5">
            <chart:title svg:x="0.451cm" svg:y="5.198cm" chart:style-name="ch6">
              <text:p>CoV (Liver)</text:p>
            </chart:title>
            <chart:grid chart:style-name="ch7" chart:class="major"/>
          </chart:axis>
          <chart:series chart:style-name="ch8" chart:values-cell-range-address="Liver.G5:Liver.G9" chart:class="chart:bar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Gauss-9</text:p>
                <draw:g>
                  <svg:desc>Liver.A5:Liver.A9</svg:desc>
                </draw:g>
              </table:table-cell>
              <table:table-cell office:value-type="float" office:value="NaN">
                <text:p>NaN</text:p>
                <draw:g>
                  <svg:desc>Liver.G5:Liver.G9</svg:desc>
                </draw:g>
              </table:table-cell>
            </table:table-row>
            <table:table-row>
              <table:table-cell office:value-type="string">
                <text:p>TV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IP-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IP-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IP-2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5" style:family="chart" style:data-style-name="N0">
      <style:chart-properties chart:display-label="true" chart:tick-marks-major-inner="false" chart:tick-marks-major-outer="false" chart:logarithmic="false" chart:interval-minor-divisor="5" chart:gap-width="219" chart:overlap="-27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6" style:family="chart">
      <style:chart-properties chart:auto-position="true" style:rotation-angle="90"/>
      <style:text-properties fo:color="#595959" style:text-position="0% 100%" fo:font-family="Calibri" fo:font-size="10pt" style:font-size-asian="10pt" style:font-size-complex="10pt"/>
    </style:style>
    <style:style style:name="ch7" style:family="chart">
      <style:graphic-properties svg:stroke-width="0.026cm" svg:stroke-color="#d9d9d9"/>
    </style:style>
    <style:style style:name="ch8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4472c4"/>
      <style:text-properties fo:color="#000000" style:text-position="0% 100%" fo:font-family="Calibri" fo:font-size="10pt" style:font-size-asian="10pt" style:font-size-complex="10pt"/>
    </style:style>
    <style:style style:name="ch9" style:family="chart">
      <style:graphic-properties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8.133cm" svg:height="7.621cm" xlink:href=".." xlink:type="simple" chart:class="chart:bar" chart:style-name="ch1">
        <chart:title svg:x="3.703cm" svg:y="0.287cm" chart:style-name="ch2">
          <text:p>Vd</text:p>
        </chart:title>
        <chart:plot-area chart:style-name="ch3" table:cell-range-address="Liver.A15:Liver.A19 Liver.G15:Liver.G19" chart:data-source-has-labels="column" svg:x="1.178cm" svg:y="1.23cm" svg:width="6.793cm" svg:height="6.239cm">
          <chartooo:coordinate-region svg:x="1.597cm" svg:y="1.398cm" svg:width="6.374cm" svg:height="5.636cm"/>
          <chart:axis chart:dimension="x" chart:name="primary-x" chart:style-name="ch4" chartooo:axis-type="auto">
            <chartooo:date-scale/>
            <chart:categories table:cell-range-address="Liver.A15:Liver.A19"/>
          </chart:axis>
          <chart:axis chart:dimension="y" chart:name="primary-y" chart:style-name="ch5">
            <chart:title svg:x="0.451cm" svg:y="5.198cm" chart:style-name="ch6">
              <text:p>CoV (Liver)</text:p>
            </chart:title>
            <chart:grid chart:style-name="ch7" chart:class="major"/>
          </chart:axis>
          <chart:series chart:style-name="ch8" chart:values-cell-range-address="Liver.G15:Liver.G19" chart:class="chart:bar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Gauss-9</text:p>
                <draw:g>
                  <svg:desc>Liver.A15:Liver.A19</svg:desc>
                </draw:g>
              </table:table-cell>
              <table:table-cell office:value-type="float" office:value="NaN">
                <text:p>NaN</text:p>
                <draw:g>
                  <svg:desc>Liver.G15:Liver.G19</svg:desc>
                </draw:g>
              </table:table-cell>
            </table:table-row>
            <table:table-row>
              <table:table-cell office:value-type="string">
                <text:p>TV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IP-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IP-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IP-2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interval-minor-divisor="5" chart:gap-width="219" chart:overlap="-27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7" style:family="chart">
      <style:chart-properties chart:auto-position="true" style:rotation-angle="90"/>
      <style:text-properties fo:color="#595959" style:text-position="0% 100%" fo:font-family="Calibri" fo:font-size="10pt" style:font-size-asian="10pt" style:font-size-complex="10pt"/>
    </style:style>
    <style:style style:name="ch8" style:family="chart">
      <style:graphic-properties svg:stroke-width="0.026cm" svg:stroke-color="#d9d9d9"/>
    </style:style>
    <style:style style:name="ch9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4472c4"/>
      <style:text-properties fo:color="#000000" style:text-position="0% 100%" fo:font-family="Calibri" fo:font-size="10pt" style:font-size-asian="10pt" style:font-size-complex="10pt"/>
    </style:style>
    <style:style style:name="ch10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a5a5a5"/>
      <style:text-properties fo:color="#000000" style:text-position="0% 100%" fo:font-family="Calibri" fo:font-size="10pt" style:font-size-asian="10pt" style:font-size-complex="10pt"/>
    </style:style>
    <style:style style:name="ch11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ffc000"/>
      <style:text-properties fo:color="#000000" style:text-position="0% 100%" fo:font-family="Calibri" fo:font-size="10pt" style:font-size-asian="10pt" style:font-size-complex="10pt"/>
    </style:style>
    <style:style style:name="ch12" style:family="chart" style:data-style-name="N0">
      <style:chart-properties chart:link-data-style-to-source="true" chart:error-category="cell-range" chart:error-upper-range="Lung.B11:Lung.F11" chart:error-lower-range="Lung.B11:Lung.F11" chart:label-position="outside">
        <chart:label-separator>
          <text:p>; </text:p>
        </chart:label-separator>
      </style:chart-properties>
      <style:graphic-properties draw:stroke="none" draw:fill-color="#5b9bd5"/>
      <style:text-properties fo:color="#000000" style:text-position="0% 100%" fo:font-family="Calibri" fo:font-size="10pt" style:font-size-asian="10pt" style:font-size-complex="10pt"/>
    </style:style>
    <style:style style:name="ch13" style:family="chart">
      <style:chart-properties chart:error-upper-indicator="true" chart:error-lower-indicator="true" chart:error-category="cell-range" chart:error-upper-range="Lung.B11:Lung.F11" chart:error-lower-range="Lung.B11:Lung.F11" loext:std-weight="1"/>
      <style:graphic-properties draw:stroke="solid" svg:stroke-width="0.026cm" svg:stroke-color="#595959" svg:stroke-opacity="100%" draw:stroke-linejoin="round"/>
    </style:style>
    <style:style style:name="ch14" style:family="chart" style:data-style-name="N0">
      <style:chart-properties chart:link-data-style-to-source="true" chart:error-category="cell-range" chart:error-upper-range="Lung.B12:Lung.F12" chart:error-lower-range="Lung.B12:Lung.F12" chart:label-position="outside">
        <chart:label-separator>
          <text:p>; </text:p>
        </chart:label-separator>
      </style:chart-properties>
      <style:graphic-properties draw:stroke="none" draw:fill-color="#70ad47"/>
      <style:text-properties fo:color="#000000" style:text-position="0% 100%" fo:font-family="Calibri" fo:font-size="10pt" style:font-size-asian="10pt" style:font-size-complex="10pt"/>
    </style:style>
    <style:style style:name="ch15" style:family="chart">
      <style:chart-properties chart:error-upper-indicator="true" chart:error-lower-indicator="true" chart:error-category="cell-range" chart:error-upper-range="Lung.B12:Lung.F12" chart:error-lower-range="Lung.B12:Lung.F12" loext:std-weight="1"/>
      <style:graphic-properties draw:stroke="solid" svg:stroke-width="0.026cm" svg:stroke-color="#595959" svg:stroke-opacity="100%" draw:stroke-linejoin="round"/>
    </style:style>
    <style:style style:name="ch16" style:family="chart">
      <style:graphic-properties draw:fill="none" draw:fill-color="#d9d9d9"/>
    </style:style>
    <style:style style:name="ch17" style:family="chart">
      <style:graphic-properties draw:fill-color="#d9d9d9"/>
    </style:style>
  </office:automatic-styles>
  <office:body>
    <office:chart>
      <chart:chart svg:width="9.832cm" svg:height="7.622cm" xlink:href=".." xlink:type="simple" chart:class="chart:bar" chart:style-name="ch1">
        <chart:title svg:x="4.642cm" svg:y="0.287cm" chart:style-name="ch2">
          <text:p>Ki</text:p>
        </chart:title>
        <chart:legend chart:legend-position="bottom" svg:x="1.767cm" svg:y="7.085cm" style:legend-expansion="wide" chart:style-name="ch3"/>
        <chart:plot-area chart:style-name="ch4" table:cell-range-address="Lung.B4:Lung.F5 Lung.A4:Lung.A5 Lung.A7:Lung.F10" chart:data-source-has-labels="both" svg:x="1.212cm" svg:y="1.23cm" svg:width="8.424cm" svg:height="5.519cm">
          <chartooo:coordinate-region svg:x="1.877cm" svg:y="1.398cm" svg:width="7.759cm" svg:height="4.916cm"/>
          <chart:axis chart:dimension="x" chart:name="primary-x" chart:style-name="ch5" chartooo:axis-type="auto">
            <chartooo:date-scale/>
            <chart:categories table:cell-range-address="Lung.B4:Lung.F4"/>
          </chart:axis>
          <chart:axis chart:dimension="y" chart:name="primary-y" chart:style-name="ch6">
            <chart:title svg:x="0.451cm" svg:y="5.182cm" chart:style-name="ch7">
              <text:p>Ki (mL/min/mL)</text:p>
            </chart:title>
            <chart:grid chart:style-name="ch8" chart:class="major"/>
          </chart:axis>
          <chart:series chart:style-name="ch9" chart:values-cell-range-address="Lung.B5:Lung.F5" chart:label-cell-address="Lung.A5:Lung.A5" chart:class="chart:bar">
            <chart:data-point chart:repeated="5"/>
          </chart:series>
          <chart:series chart:style-name="ch10" chart:values-cell-range-address="Lung.B7:Lung.F7" chart:label-cell-address="Lung.A7:Lung.A7" chart:class="chart:bar">
            <chart:data-point chart:repeated="5"/>
          </chart:series>
          <chart:series chart:style-name="ch11" chart:values-cell-range-address="Lung.B8:Lung.F8" chart:label-cell-address="Lung.A8:Lung.A8" chart:class="chart:bar">
            <chart:data-point chart:repeated="5"/>
          </chart:series>
          <chart:series chart:style-name="ch12" chart:values-cell-range-address="Lung.B9:Lung.F9" chart:label-cell-address="Lung.A9:Lung.A9" chart:class="chart:bar">
            <chart:error-indicator chart:style-name="ch13" chart:dimension="y"/>
            <chart:data-point chart:repeated="5"/>
          </chart:series>
          <chart:series chart:style-name="ch14" chart:values-cell-range-address="Lung.B10:Lung.F10" chart:label-cell-address="Lung.A10:Lung.A10" chart:class="chart:bar">
            <chart:error-indicator chart:style-name="ch15" chart:dimension="y"/>
            <chart:data-point chart:repeated="5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ung</text:p>
                <draw:g>
                  <svg:desc>Lung.B4:Lung.F4</svg:desc>
                </draw:g>
              </table:table-cell>
              <table:table-cell office:value-type="string">
                <text:p>Liver</text:p>
              </table:table-cell>
              <table:table-cell office:value-type="string">
                <text:p>Les-1</text:p>
              </table:table-cell>
              <table:table-cell office:value-type="string">
                <text:p>Les-2</text:p>
              </table:table-cell>
              <table:table-cell office:value-type="string">
                <text:p>Les-3</text:p>
              </table:table-cell>
            </table:table-row>
          </table:table-header-rows>
          <table:table-rows>
            <table:table-row>
              <table:table-cell office:value-type="string">
                <text:p>Noise-free</text:p>
                <draw:g>
                  <svg:desc>Lung.A5:Lung.A5</svg:desc>
                </draw:g>
              </table:table-cell>
              <table:table-cell office:value-type="float" office:value="0.012165651007724">
                <text:p>0.012165651007724</text:p>
                <draw:g>
                  <svg:desc>Lung.B5:Lung.F5</svg:desc>
                </draw:g>
              </table:table-cell>
              <table:table-cell office:value-type="float" office:value="0.0267059567837104">
                <text:p>0.0267059567837104</text:p>
              </table:table-cell>
              <table:table-cell office:value-type="float" office:value="0.0684886542741019">
                <text:p>0.0684886542741019</text:p>
              </table:table-cell>
              <table:table-cell office:value-type="float" office:value="0.0470605087717482">
                <text:p>0.0470605087717482</text:p>
              </table:table-cell>
              <table:table-cell office:value-type="float" office:value="0.0777921796020431">
                <text:p>0.0777921796020431</text:p>
              </table:table-cell>
            </table:table-row>
            <table:table-row>
              <table:table-cell office:value-type="string">
                <text:p>TV</text:p>
                <draw:g>
                  <svg:desc>Lung.A7:Lung.A7</svg:desc>
                </draw:g>
              </table:table-cell>
              <table:table-cell office:value-type="float" office:value="0.0125605958952719">
                <text:p>0.0125605958952719</text:p>
                <draw:g>
                  <svg:desc>Lung.B7:Lung.F7</svg:desc>
                </draw:g>
              </table:table-cell>
              <table:table-cell office:value-type="float" office:value="0.0374910622810504">
                <text:p>0.0374910622810504</text:p>
              </table:table-cell>
              <table:table-cell office:value-type="float" office:value="0.0228838759954629">
                <text:p>0.0228838759954629</text:p>
              </table:table-cell>
              <table:table-cell office:value-type="float" office:value="0.0178693403161176">
                <text:p>0.0178693403161176</text:p>
              </table:table-cell>
              <table:table-cell office:value-type="float" office:value="0.0314789931943899">
                <text:p>0.0314789931943899</text:p>
              </table:table-cell>
            </table:table-row>
            <table:table-row>
              <table:table-cell office:value-type="string">
                <text:p>DIP-0</text:p>
                <draw:g>
                  <svg:desc>Lung.A8:Lung.A8</svg:desc>
                </draw:g>
              </table:table-cell>
              <table:table-cell office:value-type="float" office:value="0.0123689963991884">
                <text:p>0.0123689963991884</text:p>
                <draw:g>
                  <svg:desc>Lung.B8:Lung.F8</svg:desc>
                </draw:g>
              </table:table-cell>
              <table:table-cell office:value-type="float" office:value="0.0278964978731902">
                <text:p>0.0278964978731902</text:p>
              </table:table-cell>
              <table:table-cell office:value-type="float" office:value="0.0198840918090825">
                <text:p>0.0198840918090825</text:p>
              </table:table-cell>
              <table:table-cell office:value-type="float" office:value="0.016928331182172">
                <text:p>0.016928331182172</text:p>
              </table:table-cell>
              <table:table-cell office:value-type="float" office:value="0.0240947885643827">
                <text:p>0.0240947885643827</text:p>
              </table:table-cell>
            </table:table-row>
            <table:table-row>
              <table:table-cell office:value-type="string">
                <text:p>DIP-1</text:p>
                <draw:g>
                  <svg:desc>Lung.A9:Lung.A9</svg:desc>
                </draw:g>
              </table:table-cell>
              <table:table-cell office:value-type="float" office:value="0.0112589127712882">
                <text:p>0.0112589127712882</text:p>
                <draw:g>
                  <svg:desc>Lung.B9:Lung.F9</svg:desc>
                </draw:g>
              </table:table-cell>
              <table:table-cell office:value-type="float" office:value="0.0251023082718501">
                <text:p>0.0251023082718501</text:p>
              </table:table-cell>
              <table:table-cell office:value-type="float" office:value="0.0403479603021882">
                <text:p>0.0403479603021882</text:p>
              </table:table-cell>
              <table:table-cell office:value-type="float" office:value="0.0304671849125372">
                <text:p>0.0304671849125372</text:p>
              </table:table-cell>
              <table:table-cell office:value-type="float" office:value="0.042842810669831">
                <text:p>0.042842810669831</text:p>
              </table:table-cell>
            </table:table-row>
            <table:table-row>
              <table:table-cell office:value-type="string">
                <text:p>Row 11</text:p>
                <draw:g>
                  <svg:desc/>
                </draw:g>
              </table:table-cell>
              <table:table-cell office:value-type="float" office:value="0.00225034554544582">
                <text:p>0.00225034554544582</text:p>
                <draw:g>
                  <svg:desc>Lung.B11:Lung.F11</svg:desc>
                </draw:g>
              </table:table-cell>
              <table:table-cell office:value-type="float" office:value="0.00367571063177602">
                <text:p>0.00367571063177602</text:p>
              </table:table-cell>
              <table:table-cell office:value-type="float" office:value="0.00511495775665992">
                <text:p>0.00511495775665992</text:p>
              </table:table-cell>
              <table:table-cell office:value-type="float" office:value="0.00413484713003665">
                <text:p>0.00413484713003665</text:p>
              </table:table-cell>
              <table:table-cell office:value-type="float" office:value="0.00530603229982304">
                <text:p>0.00530603229982304</text:p>
              </table:table-cell>
            </table:table-row>
            <table:table-row>
              <table:table-cell office:value-type="string">
                <text:p>Row 11</text:p>
                <draw:g>
                  <svg:desc/>
                </draw:g>
              </table:table-cell>
              <table:table-cell office:value-type="float" office:value="0.00225034554544582">
                <text:p>0.00225034554544582</text:p>
                <draw:g>
                  <svg:desc>Lung.B11:Lung.F11</svg:desc>
                </draw:g>
              </table:table-cell>
              <table:table-cell office:value-type="float" office:value="0.00367571063177602">
                <text:p>0.00367571063177602</text:p>
              </table:table-cell>
              <table:table-cell office:value-type="float" office:value="0.00511495775665992">
                <text:p>0.00511495775665992</text:p>
              </table:table-cell>
              <table:table-cell office:value-type="float" office:value="0.00413484713003665">
                <text:p>0.00413484713003665</text:p>
              </table:table-cell>
              <table:table-cell office:value-type="float" office:value="0.00530603229982304">
                <text:p>0.00530603229982304</text:p>
              </table:table-cell>
            </table:table-row>
            <table:table-row>
              <table:table-cell office:value-type="string">
                <text:p>DIP-2</text:p>
                <draw:g>
                  <svg:desc>Lung.A10:Lung.A10</svg:desc>
                </draw:g>
              </table:table-cell>
              <table:table-cell office:value-type="float" office:value="0.015858601913727">
                <text:p>0.015858601913727</text:p>
                <draw:g>
                  <svg:desc>Lung.B10:Lung.F10</svg:desc>
                </draw:g>
              </table:table-cell>
              <table:table-cell office:value-type="float" office:value="0.0318068837450381">
                <text:p>0.0318068837450381</text:p>
              </table:table-cell>
              <table:table-cell office:value-type="float" office:value="0.0493895072091935">
                <text:p>0.0493895072091935</text:p>
              </table:table-cell>
              <table:table-cell office:value-type="float" office:value="0.0378968519545966">
                <text:p>0.0378968519545966</text:p>
              </table:table-cell>
              <table:table-cell office:value-type="float" office:value="0.0513492842405662">
                <text:p>0.0513492842405662</text:p>
              </table:table-cell>
            </table:table-row>
            <table:table-row>
              <table:table-cell office:value-type="string">
                <text:p>Row 12</text:p>
                <draw:g>
                  <svg:desc/>
                </draw:g>
              </table:table-cell>
              <table:table-cell office:value-type="float" office:value="0.000724025256504108">
                <text:p>0.000724025256504108</text:p>
                <draw:g>
                  <svg:desc>Lung.B12:Lung.F12</svg:desc>
                </draw:g>
              </table:table-cell>
              <table:table-cell office:value-type="float" office:value="0.00156428123977148">
                <text:p>0.00156428123977148</text:p>
              </table:table-cell>
              <table:table-cell office:value-type="float" office:value="0.00251796438309283">
                <text:p>0.00251796438309283</text:p>
              </table:table-cell>
              <table:table-cell office:value-type="float" office:value="0.00172325940488441">
                <text:p>0.00172325940488441</text:p>
              </table:table-cell>
              <table:table-cell office:value-type="float" office:value="0.00260185591249489">
                <text:p>0.00260185591249489</text:p>
              </table:table-cell>
            </table:table-row>
            <table:table-row>
              <table:table-cell office:value-type="string">
                <text:p>Row 12</text:p>
                <draw:g>
                  <svg:desc/>
                </draw:g>
              </table:table-cell>
              <table:table-cell office:value-type="float" office:value="0.000724025256504108">
                <text:p>0.000724025256504108</text:p>
                <draw:g>
                  <svg:desc>Lung.B12:Lung.F12</svg:desc>
                </draw:g>
              </table:table-cell>
              <table:table-cell office:value-type="float" office:value="0.00156428123977148">
                <text:p>0.00156428123977148</text:p>
              </table:table-cell>
              <table:table-cell office:value-type="float" office:value="0.00251796438309283">
                <text:p>0.00251796438309283</text:p>
              </table:table-cell>
              <table:table-cell office:value-type="float" office:value="0.00172325940488441">
                <text:p>0.00172325940488441</text:p>
              </table:table-cell>
              <table:table-cell office:value-type="float" office:value="0.00260185591249489">
                <text:p>0.00260185591249489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